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5.11cm"/>
    </style:style>
    <style:style style:name="co4" style:family="table-column">
      <style:table-column-properties fo:break-before="auto" style:column-width="5.082cm"/>
    </style:style>
    <style:style style:name="co6" style:family="table-column">
      <style:table-column-properties fo:break-before="page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</office:automatic-styles>
  <office:body>
    <office:spreadsheet>
      <table:table table:name="Аркуш1" table:style-name="ta1" table:print-ranges="Аркуш1.A1:Аркуш1.G78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  <table:table-cell office:value-type="string">
            <text:p>create table ap_1 (Dt integer unsigned not null,</text:p>
          </table:table-cell>
        </table:table-row>
        <table:table-row table:style-name="ro1">
          <table:table-cell office:value-type="string">
            <text:p>Opr</text:p>
          </table:table-cell>
          <table:table-cell table:formula="of:=HEX2DEC(RIGHT([.I2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дуктометр</text:p>
          </table:table-cell>
          <table:table-cell/>
          <table:table-cell office:value-type="string">
            <text:p>16#0010</text:p>
          </table:table-cell>
          <table:table-cell/>
          <table:table-cell table:style-name="ce4" table:formula="of:=CONCATENATE(&quot;&lt;&lt; ui-&gt;lc_&quot;;[.A2:.A2])" office:value-type="string" office:string-value="&lt;&lt; ui-&gt;lc_Opr">
            <text:p>&lt;&lt; ui-&gt;lc_Opr</text:p>
          </table:table-cell>
          <table:table-cell table:number-columns-repeated="2"/>
          <table:table-cell table:formula="of:=CONCATENATE([.A2];&quot; smallint default '0',&quot;)" office:value-type="string" office:string-value="Opr smallint default '0',">
            <text:p>Opr smallint default '0',</text:p>
          </table:table-cell>
        </table:table-row>
        <table:table-row table:style-name="ro1">
          <table:table-cell office:value-type="string">
            <text:p>Vias</text:p>
          </table:table-cell>
          <table:table-cell table:formula="of:=HEX2DEC(RIGHT([.I3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іскозиметр</text:p>
          </table:table-cell>
          <table:table-cell/>
          <table:table-cell office:value-type="string">
            <text:p>16#0012</text:p>
          </table:table-cell>
          <table:table-cell/>
          <table:table-cell table:style-name="ce4" table:formula="of:=CONCATENATE(&quot;&lt;&lt; ui-&gt;lc_&quot;;[.A3:.A3])" office:value-type="string" office:string-value="&lt;&lt; ui-&gt;lc_Vias">
            <text:p>&lt;&lt; ui-&gt;lc_Vias</text:p>
          </table:table-cell>
          <table:table-cell table:number-columns-repeated="2"/>
          <table:table-cell table:formula="of:=CONCATENATE([.A3];&quot; smallint default '0',&quot;)" office:value-type="string" office:string-value="Vias smallint default '0',">
            <text:p>Vias smallint default '0',</text:p>
          </table:table-cell>
        </table:table-row>
        <table:table-row table:style-name="ro1">
          <table:table-cell office:value-type="string">
            <text:p>Lev</text:p>
          </table:table-cell>
          <table:table-cell table:formula="of:=HEX2DEC(RIGHT([.I4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 </text:p>
          </table:table-cell>
          <table:table-cell/>
          <table:table-cell office:value-type="string">
            <text:p>16#0014</text:p>
          </table:table-cell>
          <table:table-cell/>
          <table:table-cell table:style-name="ce4" table:formula="of:=CONCATENATE(&quot;&lt;&lt; ui-&gt;lc_&quot;;[.A4:.A4])" office:value-type="string" office:string-value="&lt;&lt; ui-&gt;lc_Lev">
            <text:p>&lt;&lt; ui-&gt;lc_Lev</text:p>
          </table:table-cell>
          <table:table-cell table:number-columns-repeated="2"/>
          <table:table-cell table:formula="of:=CONCATENATE([.A4];&quot; smallint default '0',&quot;)" office:value-type="string" office:string-value="Lev smallint default '0',">
            <text:p>Lev smallint default '0',</text:p>
          </table:table-cell>
        </table:table-row>
        <table:table-row table:style-name="ro1">
          <table:table-cell office:value-type="string">
            <text:p>Vak</text:p>
          </table:table-cell>
          <table:table-cell table:formula="of:=HEX2DEC(RIGHT([.I5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ідження</text:p>
          </table:table-cell>
          <table:table-cell/>
          <table:table-cell office:value-type="string">
            <text:p>16#0016</text:p>
          </table:table-cell>
          <table:table-cell/>
          <table:table-cell table:style-name="ce4" table:formula="of:=CONCATENATE(&quot;&lt;&lt; ui-&gt;lc_&quot;;[.A5:.A5])" office:value-type="string" office:string-value="&lt;&lt; ui-&gt;lc_Vak">
            <text:p>&lt;&lt; ui-&gt;lc_Vak</text:p>
          </table:table-cell>
          <table:table-cell table:number-columns-repeated="2"/>
          <table:table-cell table:formula="of:=CONCATENATE([.A5];&quot; smallint default '0',&quot;)" office:value-type="string" office:string-value="Vak smallint default '0',">
            <text:p>Vak smallint default '0',</text:p>
          </table:table-cell>
        </table:table-row>
        <table:table-row table:style-name="ro1">
          <table:table-cell office:value-type="string">
            <text:p>Temp</text:p>
          </table:table-cell>
          <table:table-cell table:formula="of:=HEX2DEC(RIGHT([.I6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8</text:p>
          </table:table-cell>
          <table:table-cell/>
          <table:table-cell table:style-name="ce4" table:formula="of:=CONCATENATE(&quot;&lt;&lt; ui-&gt;lc_&quot;;[.A6:.A6])" office:value-type="string" office:string-value="&lt;&lt; ui-&gt;lc_Temp">
            <text:p>&lt;&lt; ui-&gt;lc_Temp</text:p>
          </table:table-cell>
          <table:table-cell table:number-columns-repeated="2"/>
          <table:table-cell table:formula="of:=CONCATENATE([.A6];&quot; smallint default '0',&quot;)" office:value-type="string" office:string-value="Temp smallint default '0',">
            <text:p>Temp smallint default '0',</text:p>
          </table:table-cell>
        </table:table-row>
        <table:table-row table:style-name="ro1">
          <table:table-cell office:value-type="string">
            <text:p>Rr</text:p>
          </table:table-cell>
          <table:table-cell table:formula="of:=HEX2DEC(RIGHT([.I7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A</text:p>
          </table:table-cell>
          <table:table-cell/>
          <table:table-cell table:style-name="ce4" table:formula="of:=CONCATENATE(&quot;&lt;&lt; ui-&gt;sb_&quot;;[.A7:.A7])" office:value-type="string" office:string-value="&lt;&lt; ui-&gt;sb_Rr">
            <text:p>&lt;&lt; ui-&gt;sb_Rr</text:p>
          </table:table-cell>
          <table:table-cell table:number-columns-repeated="2"/>
          <table:table-cell table:formula="of:=CONCATENATE([.A7];&quot; smallint default '0',&quot;)" office:value-type="string" office:string-value="Rr smallint default '0',">
            <text:p>Rr smallint default '0',</text:p>
          </table:table-cell>
        </table:table-row>
        <table:table-row table:style-name="ro1">
          <table:table-cell office:value-type="string">
            <text:p>Mr</text:p>
          </table:table-cell>
          <table:table-cell table:formula="of:=HEX2DEC(RIGHT([.I8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C</text:p>
          </table:table-cell>
          <table:table-cell/>
          <table:table-cell table:style-name="ce4" table:formula="of:=CONCATENATE(&quot;&lt;&lt; ui-&gt;sb_&quot;;[.A8:.A8])" office:value-type="string" office:string-value="&lt;&lt; ui-&gt;sb_Mr">
            <text:p>&lt;&lt; ui-&gt;sb_Mr</text:p>
          </table:table-cell>
          <table:table-cell table:number-columns-repeated="2"/>
          <table:table-cell table:formula="of:=CONCATENATE([.A8];&quot; smallint default '0',&quot;)" office:value-type="string" office:string-value="Mr smallint default '0',">
            <text:p>Mr smallint default '0',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I9];4))" office:value-type="float" office:value="30">
            <text:p>3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рок програми</text:p>
          </table:table-cell>
          <table:table-cell/>
          <table:table-cell office:value-type="string">
            <text:p>16#001E</text:p>
          </table:table-cell>
          <table:table-cell/>
          <table:table-cell table:style-name="ce4" table:formula="of:=CONCATENATE(&quot;&lt;&lt; ui-&gt;sb_&quot;;[.A9:.A9])" office:value-type="string" office:string-value="&lt;&lt; ui-&gt;sb_Status">
            <text:p>&lt;&lt; ui-&gt;sb_Status</text:p>
          </table:table-cell>
          <table:table-cell table:number-columns-repeated="2"/>
          <table:table-cell table:formula="of:=CONCATENATE([.A9];&quot; smallint default '0',&quot;)" office:value-type="string" office:string-value="Status smallint default '0',">
            <text:p>Status smallint default '0',</text:p>
          </table:table-cell>
        </table:table-row>
        <table:table-row table:style-name="ro1">
          <table:table-cell office:value-type="string">
            <text:p>sirup</text:p>
          </table:table-cell>
          <table:table-cell table:formula="of:=HEX2DEC(RIGHT([.I10];4))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а сиропу</text:p>
          </table:table-cell>
          <table:table-cell/>
          <table:table-cell office:value-type="string">
            <text:p>16#001F</text:p>
          </table:table-cell>
          <table:table-cell/>
          <table:table-cell table:style-name="ce4" table:formula="of:=CONCATENATE(&quot;&lt;&lt; ui-&gt;cb_&quot;;[.A10])" office:value-type="string" office:string-value="&lt;&lt; ui-&gt;cb_sirup">
            <text:p>&lt;&lt; ui-&gt;cb_sirup</text:p>
          </table:table-cell>
          <table:table-cell table:number-columns-repeated="2"/>
          <table:table-cell table:formula="of:=CONCATENATE([.A10];&quot; smallint default '0',&quot;)" office:value-type="string" office:string-value="sirup smallint default '0',">
            <text:p>sirup smallint default '0',</text:p>
          </table:table-cell>
        </table:table-row>
        <table:table-row table:style-name="ro1">
          <table:table-cell office:value-type="string">
            <text:p>sirup_r</text:p>
          </table:table-cell>
          <table:table-cell table:formula="of:=HEX2DEC(RIGHT([.I11];4))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0</text:p>
          </table:table-cell>
          <table:table-cell/>
          <table:table-cell table:style-name="ce4" table:formula="of:=CONCATENATE(&quot;&lt;&lt; ui-&gt;cb_&quot;;[.A11])" office:value-type="string" office:string-value="&lt;&lt; ui-&gt;cb_sirup_r">
            <text:p>&lt;&lt; ui-&gt;cb_sirup_r</text:p>
          </table:table-cell>
          <table:table-cell table:number-columns-repeated="2"/>
          <table:table-cell table:formula="of:=CONCATENATE([.A11];&quot; smallint default '0',&quot;)" office:value-type="string" office:string-value="sirup_r smallint default '0',">
            <text:p>sirup_r smallint default '0',</text:p>
          </table:table-cell>
        </table:table-row>
        <table:table-row table:style-name="ro1">
          <table:table-cell office:value-type="string">
            <text:p>bila</text:p>
          </table:table-cell>
          <table:table-cell table:formula="of:=HEX2DEC(RIGHT([.I12];4))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1</text:p>
          </table:table-cell>
          <table:table-cell/>
          <table:table-cell table:style-name="ce4" table:formula="of:=CONCATENATE(&quot;&lt;&lt; ui-&gt;cb_&quot;;[.A12])" office:value-type="string" office:string-value="&lt;&lt; ui-&gt;cb_bila">
            <text:p>&lt;&lt; ui-&gt;cb_bila</text:p>
          </table:table-cell>
          <table:table-cell table:number-columns-repeated="2"/>
          <table:table-cell table:formula="of:=CONCATENATE([.A12];&quot; smallint default '0',&quot;)" office:value-type="string" office:string-value="bila smallint default '0',">
            <text:p>bila smallint default '0',</text:p>
          </table:table-cell>
        </table:table-row>
        <table:table-row table:style-name="ro1">
          <table:table-cell office:value-type="string">
            <text:p>bila_r</text:p>
          </table:table-cell>
          <table:table-cell table:formula="of:=HEX2DEC(RIGHT([.I13];4))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2</text:p>
          </table:table-cell>
          <table:table-cell/>
          <table:table-cell table:style-name="ce4" table:formula="of:=CONCATENATE(&quot;&lt;&lt; ui-&gt;cb_&quot;;[.A13])" office:value-type="string" office:string-value="&lt;&lt; ui-&gt;cb_bila_r">
            <text:p>&lt;&lt; ui-&gt;cb_bila_r</text:p>
          </table:table-cell>
          <table:table-cell table:number-columns-repeated="2"/>
          <table:table-cell table:formula="of:=CONCATENATE([.A13];&quot; smallint default '0',&quot;)" office:value-type="string" office:string-value="bila_r smallint default '0',">
            <text:p>bila_r smallint default '0',</text:p>
          </table:table-cell>
        </table:table-row>
        <table:table-row table:style-name="ro1">
          <table:table-cell office:value-type="string">
            <text:p>voda</text:p>
          </table:table-cell>
          <table:table-cell table:formula="of:=HEX2DEC(RIGHT([.I14];4))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3</text:p>
          </table:table-cell>
          <table:table-cell/>
          <table:table-cell table:style-name="ce4" table:formula="of:=CONCATENATE(&quot;&lt;&lt; ui-&gt;cb_&quot;;[.A14])" office:value-type="string" office:string-value="&lt;&lt; ui-&gt;cb_voda">
            <text:p>&lt;&lt; ui-&gt;cb_voda</text:p>
          </table:table-cell>
          <table:table-cell table:number-columns-repeated="2"/>
          <table:table-cell table:formula="of:=CONCATENATE([.A14];&quot; smallint default '0',&quot;)" office:value-type="string" office:string-value="voda smallint default '0',">
            <text:p>voda smallint default '0',</text:p>
          </table:table-cell>
        </table:table-row>
        <table:table-row table:style-name="ro1">
          <table:table-cell office:value-type="string">
            <text:p>voda_R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4</text:p>
          </table:table-cell>
          <table:table-cell/>
          <table:table-cell table:style-name="ce4" table:formula="of:=CONCATENATE(&quot;&lt;&lt; ui-&gt;cb_&quot;;[.A15])" office:value-type="string" office:string-value="&lt;&lt; ui-&gt;cb_voda_R">
            <text:p>&lt;&lt; ui-&gt;cb_voda_R</text:p>
          </table:table-cell>
          <table:table-cell table:number-columns-repeated="2"/>
          <table:table-cell table:formula="of:=CONCATENATE([.A15];&quot; smallint default '0',&quot;)" office:value-type="string" office:string-value="voda_R smallint default '0',">
            <text:p>voda_R smallint default '0',</text:p>
          </table:table-cell>
        </table:table-row>
        <table:table-row table:style-name="ro1">
          <table:table-cell office:value-type="string">
            <text:p>para</text:p>
          </table:table-cell>
          <table:table-cell table:formula="of:=HEX2DEC(RIGHT([.I16];4))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5</text:p>
          </table:table-cell>
          <table:table-cell/>
          <table:table-cell table:style-name="ce4" table:formula="of:=CONCATENATE(&quot;&lt;&lt; ui-&gt;cb_&quot;;[.A16])" office:value-type="string" office:string-value="&lt;&lt; ui-&gt;cb_para">
            <text:p>&lt;&lt; ui-&gt;cb_para</text:p>
          </table:table-cell>
          <table:table-cell table:number-columns-repeated="2"/>
          <table:table-cell table:formula="of:=CONCATENATE([.A16];&quot; smallint default '0',&quot;)" office:value-type="string" office:string-value="para smallint default '0',">
            <text:p>para smallint default '0',</text:p>
          </table:table-cell>
        </table:table-row>
        <table:table-row table:style-name="ro1">
          <table:table-cell office:value-type="string">
            <text:p>para_r</text:p>
          </table:table-cell>
          <table:table-cell table:formula="of:=HEX2DEC(RIGHT([.I17];4))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6</text:p>
          </table:table-cell>
          <table:table-cell/>
          <table:table-cell table:style-name="ce4" table:formula="of:=CONCATENATE(&quot;&lt;&lt; ui-&gt;cb_&quot;;[.A17])" office:value-type="string" office:string-value="&lt;&lt; ui-&gt;cb_para_r">
            <text:p>&lt;&lt; ui-&gt;cb_para_r</text:p>
          </table:table-cell>
          <table:table-cell table:number-columns-repeated="2"/>
          <table:table-cell table:formula="of:=CONCATENATE([.A17];&quot; smallint default '0',&quot;)" office:value-type="string" office:string-value="para_r smallint default '0',">
            <text:p>para_r smallint default '0',</text:p>
          </table:table-cell>
        </table:table-row>
        <table:table-row table:style-name="ro1">
          <table:table-cell office:value-type="string">
            <text:p>vakume_r</text:p>
          </table:table-cell>
          <table:table-cell table:formula="of:=HEX2DEC(RIGHT([.I18];4))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7</text:p>
          </table:table-cell>
          <table:table-cell/>
          <table:table-cell table:style-name="ce4" table:formula="of:=CONCATENATE(&quot;&lt;&lt; ui-&gt;cb_&quot;;[.A18])" office:value-type="string" office:string-value="&lt;&lt; ui-&gt;cb_vakume_r">
            <text:p>&lt;&lt; ui-&gt;cb_vakume_r</text:p>
          </table:table-cell>
          <table:table-cell table:number-columns-repeated="2"/>
          <table:table-cell table:formula="of:=CONCATENATE([.A18];&quot; smallint default '0',&quot;)" office:value-type="string" office:string-value="vakume_r smallint default '0',">
            <text:p>vakume_r smallint default '0',</text:p>
          </table:table-cell>
        </table:table-row>
        <table:table-row table:style-name="ro1">
          <table:table-cell office:value-type="string">
            <text:p>zatrav</text:p>
          </table:table-cell>
          <table:table-cell table:formula="of:=HEX2DEC(RIGHT([.I19];4))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8</text:p>
          </table:table-cell>
          <table:table-cell/>
          <table:table-cell table:style-name="ce4" table:formula="of:=CONCATENATE(&quot;&lt;&lt; ui-&gt;sb_&quot;;[.A19:.A19])" office:value-type="string" office:string-value="&lt;&lt; ui-&gt;sb_zatrav">
            <text:p>&lt;&lt; ui-&gt;sb_zatrav</text:p>
          </table:table-cell>
          <table:table-cell table:number-columns-repeated="2"/>
          <table:table-cell table:formula="of:=CONCATENATE([.A19];&quot; smallint default '0',&quot;)" office:value-type="string" office:string-value="zatrav smallint default '0',">
            <text:p>zatrav smallint default '0',</text:p>
          </table:table-cell>
        </table:table-row>
        <table:table-row table:style-name="ro1">
          <table:table-cell office:value-type="string">
            <text:p>zatrav_r</text:p>
          </table:table-cell>
          <table:table-cell table:formula="of:=HEX2DEC(RIGHT([.I20];4))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9</text:p>
          </table:table-cell>
          <table:table-cell/>
          <table:table-cell table:style-name="ce4" table:formula="of:=CONCATENATE(&quot;&lt;&lt; ui-&gt;sb_&quot;;[.A20:.A20])" office:value-type="string" office:string-value="&lt;&lt; ui-&gt;sb_zatrav_r">
            <text:p>&lt;&lt; ui-&gt;sb_zatrav_r</text:p>
          </table:table-cell>
          <table:table-cell table:number-columns-repeated="2"/>
          <table:table-cell table:formula="of:=CONCATENATE([.A20];&quot; smallint default '0',&quot;)" office:value-type="string" office:string-value="zatrav_r smallint default '0',">
            <text:p>zatrav_r smallint default '0',</text:p>
          </table:table-cell>
        </table:table-row>
        <table:table-row table:style-name="ro1">
          <table:table-cell office:value-type="string">
            <text:p>ai</text:p>
          </table:table-cell>
          <table:table-cell table:formula="of:=HEX2DEC(RIGHT([.I21];4))" office:value-type="float" office:value="42">
            <text:p>4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1]" office:value-type="string" office:string-value="ai">
            <text:p>ai</text:p>
          </table:table-cell>
          <table:table-cell/>
          <table:table-cell office:value-type="string">
            <text:p>16#002A</text:p>
          </table:table-cell>
          <table:table-cell/>
          <table:table-cell table:style-name="ce4" table:formula="of:=CONCATENATE(&quot;&lt;&lt; ui-&gt;sb_&quot;;[.A21:.A21])" office:value-type="string" office:string-value="&lt;&lt; ui-&gt;sb_ai">
            <text:p>&lt;&lt; ui-&gt;sb_ai</text:p>
          </table:table-cell>
          <table:table-cell table:number-columns-repeated="2"/>
          <table:table-cell table:formula="of:=CONCATENATE([.A21];&quot; smallint default '0',&quot;)" office:value-type="string" office:string-value="ai smallint default '0',">
            <text:p>ai smallint default '0',</text:p>
          </table:table-cell>
        </table:table-row>
        <table:table-row table:style-name="ro1">
          <table:table-cell office:value-type="string">
            <text:p>dio</text:p>
          </table:table-cell>
          <table:table-cell table:formula="of:=HEX2DEC(RIGHT([.I22];4))" office:value-type="float" office:value="43">
            <text:p>4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2]" office:value-type="string" office:string-value="dio">
            <text:p>dio</text:p>
          </table:table-cell>
          <table:table-cell/>
          <table:table-cell office:value-type="string">
            <text:p>16#002B</text:p>
          </table:table-cell>
          <table:table-cell/>
          <table:table-cell table:style-name="ce4" table:formula="of:=CONCATENATE(&quot;&lt;&lt; ui-&gt;sb_&quot;;[.A22:.A22])" office:value-type="string" office:string-value="&lt;&lt; ui-&gt;sb_dio">
            <text:p>&lt;&lt; ui-&gt;sb_dio</text:p>
          </table:table-cell>
          <table:table-cell table:number-columns-repeated="2"/>
          <table:table-cell table:formula="of:=CONCATENATE([.A22];&quot; smallint default '0',&quot;)" office:value-type="string" office:string-value="dio smallint default '0',">
            <text:p>dio smallint default '0',</text:p>
          </table:table-cell>
        </table:table-row>
        <table:table-row table:style-name="ro1">
          <table:table-cell office:value-type="string">
            <text:p>mmi</text:p>
          </table:table-cell>
          <table:table-cell table:formula="of:=HEX2DEC(RIGHT([.I23];4))" office:value-type="float" office:value="44">
            <text:p>4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3]" office:value-type="string" office:string-value="mmi">
            <text:p>mmi</text:p>
          </table:table-cell>
          <table:table-cell/>
          <table:table-cell office:value-type="string">
            <text:p>16#002C</text:p>
          </table:table-cell>
          <table:table-cell/>
          <table:table-cell table:style-name="ce4" table:formula="of:=CONCATENATE(&quot;&lt;&lt; ui-&gt;sb_&quot;;[.A23:.A23])" office:value-type="string" office:string-value="&lt;&lt; ui-&gt;sb_mmi">
            <text:p>&lt;&lt; ui-&gt;sb_mmi</text:p>
          </table:table-cell>
          <table:table-cell table:number-columns-repeated="2"/>
          <table:table-cell table:formula="of:=CONCATENATE([.A23];&quot; smallint default '0',&quot;)" office:value-type="string" office:string-value="mmi smallint default '0',">
            <text:p>mmi smallint default '0',</text:p>
          </table:table-cell>
        </table:table-row>
        <table:table-row table:style-name="ro1">
          <table:table-cell office:value-type="string">
            <text:p>km</text:p>
          </table:table-cell>
          <table:table-cell table:formula="of:=HEX2DEC(RIGHT([.I24];4))" office:value-type="float" office:value="45">
            <text:p>4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4]" office:value-type="string" office:string-value="km">
            <text:p>km</text:p>
          </table:table-cell>
          <table:table-cell/>
          <table:table-cell office:value-type="string">
            <text:p>16#002D</text:p>
          </table:table-cell>
          <table:table-cell/>
          <table:table-cell table:style-name="ce4" table:formula="of:=CONCATENATE(&quot;&lt;&lt; ui-&gt;sb_&quot;;[.A24:.A24])" office:value-type="string" office:string-value="&lt;&lt; ui-&gt;sb_km">
            <text:p>&lt;&lt; ui-&gt;sb_km</text:p>
          </table:table-cell>
          <table:table-cell table:number-columns-repeated="2"/>
          <table:table-cell table:formula="of:=CONCATENATE([.A24];&quot; smallint default '0',&quot;)" office:value-type="string" office:string-value="km smallint default '0',">
            <text:p>km smallint default '0',</text:p>
          </table:table-cell>
        </table:table-row>
        <table:table-row table:style-name="ro1">
          <table:table-cell office:value-type="string">
            <text:p>Tall</text:p>
          </table:table-cell>
          <table:table-cell table:formula="of:=HEX2DEC(RIGHT([.I25];4))" office:value-type="float" office:value="46">
            <text:p>4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5]" office:value-type="string" office:string-value="Tall">
            <text:p>Tall</text:p>
          </table:table-cell>
          <table:table-cell/>
          <table:table-cell office:value-type="string">
            <text:p>16#002E</text:p>
          </table:table-cell>
          <table:table-cell/>
          <table:table-cell table:style-name="ce4" table:formula="of:=CONCATENATE(&quot;&lt;&lt; ui-&gt;sb_&quot;;[.A25:.A25])" office:value-type="string" office:string-value="&lt;&lt; ui-&gt;sb_Tall">
            <text:p>&lt;&lt; ui-&gt;sb_Tall</text:p>
          </table:table-cell>
          <table:table-cell table:number-columns-repeated="2"/>
          <table:table-cell table:formula="of:=CONCATENATE([.A25];&quot; smallint default '0',&quot;)" office:value-type="string" office:string-value="Tall smallint default '0',">
            <text:p>Tall smallint default '0',</text:p>
          </table:table-cell>
        </table:table-row>
        <table:table-row table:style-name="ro1">
          <table:table-cell office:value-type="string">
            <text:p>Page</text:p>
          </table:table-cell>
          <table:table-cell table:formula="of:=HEX2DEC(RIGHT([.I26];4))" office:value-type="float" office:value="48">
            <text:p>48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6]" office:value-type="string" office:string-value="Page">
            <text:p>Page</text:p>
          </table:table-cell>
          <table:table-cell/>
          <table:table-cell office:value-type="string">
            <text:p>16#0030</text:p>
          </table:table-cell>
          <table:table-cell/>
          <table:table-cell table:style-name="ce4" table:formula="of:=CONCATENATE(&quot;&lt;&lt; ui-&gt;sb_&quot;;[.A26:.A26])" office:value-type="string" office:string-value="&lt;&lt; ui-&gt;sb_Page">
            <text:p>&lt;&lt; ui-&gt;sb_Page</text:p>
          </table:table-cell>
          <table:table-cell table:number-columns-repeated="2"/>
          <table:table-cell table:formula="of:=CONCATENATE([.A26];&quot; smallint default '0',&quot;)" office:value-type="string" office:string-value="Page smallint default '0',">
            <text:p>Page smallint default '0',</text:p>
          </table:table-cell>
        </table:table-row>
        <table:table-row table:style-name="ro1">
          <table:table-cell office:value-type="string">
            <text:p>H1</text:p>
          </table:table-cell>
          <table:table-cell table:formula="of:=HEX2DEC(RIGHT([.I27];4))" office:value-type="float" office:value="256">
            <text:p>2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7]" office:value-type="string" office:string-value="H1">
            <text:p>H1</text:p>
          </table:table-cell>
          <table:table-cell/>
          <table:table-cell office:value-type="string">
            <text:p>16#0100</text:p>
          </table:table-cell>
          <table:table-cell/>
          <table:table-cell table:style-name="ce4" table:formula="of:=CONCATENATE(&quot;&lt;&lt; ui-&gt;sb_&quot;;[.A27:.A27])" office:value-type="string" office:string-value="&lt;&lt; ui-&gt;sb_H1">
            <text:p>&lt;&lt; ui-&gt;sb_H1</text:p>
          </table:table-cell>
          <table:table-cell table:number-columns-repeated="2"/>
          <table:table-cell office:value-type="string">
            <text:p>primary key(d)) Engine=InnoDb;</text:p>
          </table:table-cell>
        </table:table-row>
        <table:table-row table:style-name="ro1">
          <table:table-cell office:value-type="string">
            <text:p>H2</text:p>
          </table:table-cell>
          <table:table-cell table:formula="of:=HEX2DEC(RIGHT([.I28];4))" office:value-type="float" office:value="257">
            <text:p>2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8]" office:value-type="string" office:string-value="H2">
            <text:p>H2</text:p>
          </table:table-cell>
          <table:table-cell/>
          <table:table-cell office:value-type="string">
            <text:p>16#0101</text:p>
          </table:table-cell>
          <table:table-cell/>
          <table:table-cell table:style-name="ce4" table:formula="of:=CONCATENATE(&quot;&lt;&lt; ui-&gt;sb_&quot;;[.A28:.A28])" office:value-type="string" office:string-value="&lt;&lt; ui-&gt;sb_H2">
            <text:p>&lt;&lt; ui-&gt;sb_H2</text:p>
          </table:table-cell>
          <table:table-cell table:number-columns-repeated="3"/>
        </table:table-row>
        <table:table-row table:style-name="ro1">
          <table:table-cell office:value-type="string">
            <text:p>Rzv</text:p>
          </table:table-cell>
          <table:table-cell table:formula="of:=HEX2DEC(RIGHT([.I29];4))" office:value-type="float" office:value="258">
            <text:p>2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9]" office:value-type="string" office:string-value="Rzv">
            <text:p>Rzv</text:p>
          </table:table-cell>
          <table:table-cell/>
          <table:table-cell office:value-type="string">
            <text:p>16#0102</text:p>
          </table:table-cell>
          <table:table-cell/>
          <table:table-cell table:style-name="ce4" table:formula="of:=CONCATENATE(&quot;&lt;&lt; ui-&gt;sb_&quot;;[.A29:.A29])" office:value-type="string" office:string-value="&lt;&lt; ui-&gt;sb_Rzv">
            <text:p>&lt;&lt; ui-&gt;sb_Rzv</text:p>
          </table:table-cell>
          <table:table-cell table:number-columns-repeated="3"/>
        </table:table-row>
        <table:table-row table:style-name="ro1">
          <table:table-cell office:value-type="string">
            <text:p>Rz1</text:p>
          </table:table-cell>
          <table:table-cell table:formula="of:=HEX2DEC(RIGHT([.I30];4))" office:value-type="float" office:value="259">
            <text:p>2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0]" office:value-type="string" office:string-value="Rz1">
            <text:p>Rz1</text:p>
          </table:table-cell>
          <table:table-cell/>
          <table:table-cell office:value-type="string">
            <text:p>16#0103</text:p>
          </table:table-cell>
          <table:table-cell/>
          <table:table-cell table:style-name="ce4" table:formula="of:=CONCATENATE(&quot;&lt;&lt; ui-&gt;sb_&quot;;[.A30:.A30])" office:value-type="string" office:string-value="&lt;&lt; ui-&gt;sb_Rz1">
            <text:p>&lt;&lt; ui-&gt;sb_Rz1</text:p>
          </table:table-cell>
          <table:table-cell table:number-columns-repeated="3"/>
        </table:table-row>
        <table:table-row table:style-name="ro1">
          <table:table-cell office:value-type="string">
            <text:p>tpol</text:p>
          </table:table-cell>
          <table:table-cell table:formula="of:=HEX2DEC(RIGHT([.I31];4))" office:value-type="float" office:value="260">
            <text:p>2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1]" office:value-type="string" office:string-value="tpol">
            <text:p>tpol</text:p>
          </table:table-cell>
          <table:table-cell/>
          <table:table-cell office:value-type="string">
            <text:p>16#0104</text:p>
          </table:table-cell>
          <table:table-cell/>
          <table:table-cell table:style-name="ce4" table:formula="of:=CONCATENATE(&quot;&lt;&lt; ui-&gt;sb_&quot;;[.A31:.A31])" office:value-type="string" office:string-value="&lt;&lt; ui-&gt;sb_tpol">
            <text:p>&lt;&lt; ui-&gt;sb_tpol</text:p>
          </table:table-cell>
          <table:table-cell table:number-columns-repeated="3"/>
        </table:table-row>
        <table:table-row table:style-name="ro1">
          <table:table-cell office:value-type="string">
            <text:p>Rp1</text:p>
          </table:table-cell>
          <table:table-cell table:formula="of:=HEX2DEC(RIGHT([.I32];4))" office:value-type="float" office:value="261">
            <text:p>2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2]" office:value-type="string" office:string-value="Rp1">
            <text:p>Rp1</text:p>
          </table:table-cell>
          <table:table-cell/>
          <table:table-cell office:value-type="string">
            <text:p>16#0105</text:p>
          </table:table-cell>
          <table:table-cell/>
          <table:table-cell table:style-name="ce4" table:formula="of:=CONCATENATE(&quot;&lt;&lt; ui-&gt;sb_&quot;;[.A32:.A32])" office:value-type="string" office:string-value="&lt;&lt; ui-&gt;sb_Rp1">
            <text:p>&lt;&lt; ui-&gt;sb_Rp1</text:p>
          </table:table-cell>
          <table:table-cell table:number-columns-repeated="3"/>
        </table:table-row>
        <table:table-row table:style-name="ro1">
          <table:table-cell office:value-type="string">
            <text:p>Rz2</text:p>
          </table:table-cell>
          <table:table-cell table:formula="of:=HEX2DEC(RIGHT([.I33];4))" office:value-type="float" office:value="262">
            <text:p>2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3]" office:value-type="string" office:string-value="Rz2">
            <text:p>Rz2</text:p>
          </table:table-cell>
          <table:table-cell/>
          <table:table-cell office:value-type="string">
            <text:p>16#0106</text:p>
          </table:table-cell>
          <table:table-cell/>
          <table:table-cell table:style-name="ce4" table:formula="of:=CONCATENATE(&quot;&lt;&lt; ui-&gt;sb_&quot;;[.A33:.A33])" office:value-type="string" office:string-value="&lt;&lt; ui-&gt;sb_Rz2">
            <text:p>&lt;&lt; ui-&gt;sb_Rz2</text:p>
          </table:table-cell>
          <table:table-cell table:number-columns-repeated="3"/>
        </table:table-row>
        <table:table-row table:style-name="ro1">
          <table:table-cell office:value-type="string">
            <text:p>Rp2</text:p>
          </table:table-cell>
          <table:table-cell table:formula="of:=HEX2DEC(RIGHT([.I34];4))" office:value-type="float" office:value="263">
            <text:p>2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4]" office:value-type="string" office:string-value="Rp2">
            <text:p>Rp2</text:p>
          </table:table-cell>
          <table:table-cell/>
          <table:table-cell office:value-type="string">
            <text:p>16#0107</text:p>
          </table:table-cell>
          <table:table-cell/>
          <table:table-cell table:style-name="ce4" table:formula="of:=CONCATENATE(&quot;&lt;&lt; ui-&gt;sb_&quot;;[.A34:.A34])" office:value-type="string" office:string-value="&lt;&lt; ui-&gt;sb_Rp2">
            <text:p>&lt;&lt; ui-&gt;sb_Rp2</text:p>
          </table:table-cell>
          <table:table-cell table:number-columns-repeated="3"/>
        </table:table-row>
        <table:table-row table:style-name="ro1">
          <table:table-cell office:value-type="string">
            <text:p>Rz3</text:p>
          </table:table-cell>
          <table:table-cell table:formula="of:=HEX2DEC(RIGHT([.I35];4))" office:value-type="float" office:value="264">
            <text:p>2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5]" office:value-type="string" office:string-value="Rz3">
            <text:p>Rz3</text:p>
          </table:table-cell>
          <table:table-cell/>
          <table:table-cell office:value-type="string">
            <text:p>16#0108</text:p>
          </table:table-cell>
          <table:table-cell/>
          <table:table-cell table:style-name="ce4" table:formula="of:=CONCATENATE(&quot;&lt;&lt; ui-&gt;sb_&quot;;[.A35:.A35])" office:value-type="string" office:string-value="&lt;&lt; ui-&gt;sb_Rz3">
            <text:p>&lt;&lt; ui-&gt;sb_Rz3</text:p>
          </table:table-cell>
          <table:table-cell table:number-columns-repeated="3"/>
        </table:table-row>
        <table:table-row table:style-name="ro1">
          <table:table-cell office:value-type="string">
            <text:p>Rp3</text:p>
          </table:table-cell>
          <table:table-cell table:formula="of:=HEX2DEC(RIGHT([.I36];4))" office:value-type="float" office:value="265">
            <text:p>2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6]" office:value-type="string" office:string-value="Rp3">
            <text:p>Rp3</text:p>
          </table:table-cell>
          <table:table-cell/>
          <table:table-cell office:value-type="string">
            <text:p>16#0109</text:p>
          </table:table-cell>
          <table:table-cell/>
          <table:table-cell table:style-name="ce4" table:formula="of:=CONCATENATE(&quot;&lt;&lt; ui-&gt;sb_&quot;;[.A36:.A36])" office:value-type="string" office:string-value="&lt;&lt; ui-&gt;sb_Rp3">
            <text:p>&lt;&lt; ui-&gt;sb_Rp3</text:p>
          </table:table-cell>
          <table:table-cell table:number-columns-repeated="3"/>
        </table:table-row>
        <table:table-row table:style-name="ro1">
          <table:table-cell office:value-type="string">
            <text:p>Rr10</text:p>
          </table:table-cell>
          <table:table-cell table:formula="of:=HEX2DEC(RIGHT([.I37];4))" office:value-type="float" office:value="266">
            <text:p>2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7]" office:value-type="string" office:string-value="Rr10">
            <text:p>Rr10</text:p>
          </table:table-cell>
          <table:table-cell/>
          <table:table-cell office:value-type="string">
            <text:p>16#010A</text:p>
          </table:table-cell>
          <table:table-cell/>
          <table:table-cell table:style-name="ce4" table:formula="of:=CONCATENATE(&quot;&lt;&lt; ui-&gt;sb_&quot;;[.A37:.A37])" office:value-type="string" office:string-value="&lt;&lt; ui-&gt;sb_Rr10">
            <text:p>&lt;&lt; ui-&gt;sb_Rr10</text:p>
          </table:table-cell>
          <table:table-cell table:number-columns-repeated="3"/>
        </table:table-row>
        <table:table-row table:style-name="ro1">
          <table:table-cell office:value-type="string">
            <text:p>Mzv</text:p>
          </table:table-cell>
          <table:table-cell table:formula="of:=HEX2DEC(RIGHT([.I38];4))" office:value-type="float" office:value="267">
            <text:p>2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8]" office:value-type="string" office:string-value="Mzv">
            <text:p>Mzv</text:p>
          </table:table-cell>
          <table:table-cell/>
          <table:table-cell office:value-type="string">
            <text:p>16#010B</text:p>
          </table:table-cell>
          <table:table-cell/>
          <table:table-cell table:style-name="ce4" table:formula="of:=CONCATENATE(&quot;&lt;&lt; ui-&gt;sb_&quot;;[.A38:.A38])" office:value-type="string" office:string-value="&lt;&lt; ui-&gt;sb_Mzv">
            <text:p>&lt;&lt; ui-&gt;sb_Mzv</text:p>
          </table:table-cell>
          <table:table-cell table:number-columns-repeated="3"/>
        </table:table-row>
        <table:table-row table:style-name="ro1">
          <table:table-cell office:value-type="string">
            <text:p>Mz1</text:p>
          </table:table-cell>
          <table:table-cell table:formula="of:=HEX2DEC(RIGHT([.I39];4))" office:value-type="float" office:value="268">
            <text:p>2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9]" office:value-type="string" office:string-value="Mz1">
            <text:p>Mz1</text:p>
          </table:table-cell>
          <table:table-cell/>
          <table:table-cell office:value-type="string">
            <text:p>16#010C</text:p>
          </table:table-cell>
          <table:table-cell/>
          <table:table-cell table:style-name="ce4" table:formula="of:=CONCATENATE(&quot;&lt;&lt; ui-&gt;sb_&quot;;[.A39:.A39])" office:value-type="string" office:string-value="&lt;&lt; ui-&gt;sb_Mz1">
            <text:p>&lt;&lt; ui-&gt;sb_Mz1</text:p>
          </table:table-cell>
          <table:table-cell table:number-columns-repeated="3"/>
        </table:table-row>
        <table:table-row table:style-name="ro2">
          <table:table-cell office:value-type="string">
            <text:p>Mp1</text:p>
          </table:table-cell>
          <table:table-cell table:formula="of:=HEX2DEC(RIGHT([.I40];4))" office:value-type="float" office:value="269">
            <text:p>2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0]" office:value-type="string" office:string-value="Mp1">
            <text:p>Mp1</text:p>
          </table:table-cell>
          <table:table-cell/>
          <table:table-cell office:value-type="string">
            <text:p>16#010D</text:p>
          </table:table-cell>
          <table:table-cell/>
          <table:table-cell table:style-name="ce4" table:formula="of:=CONCATENATE(&quot;&lt;&lt; ui-&gt;sb_&quot;;[.A40:.A40])" office:value-type="string" office:string-value="&lt;&lt; ui-&gt;sb_Mp1">
            <text:p>&lt;&lt; ui-&gt;sb_Mp1</text:p>
          </table:table-cell>
          <table:table-cell table:number-columns-repeated="3"/>
        </table:table-row>
        <table:table-row table:style-name="ro1">
          <table:table-cell office:value-type="string">
            <text:p>Mz2</text:p>
          </table:table-cell>
          <table:table-cell table:formula="of:=HEX2DEC(RIGHT([.I41];4))" office:value-type="float" office:value="270">
            <text:p>2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1]" office:value-type="string" office:string-value="Mz2">
            <text:p>Mz2</text:p>
          </table:table-cell>
          <table:table-cell/>
          <table:table-cell office:value-type="string">
            <text:p>16#010E</text:p>
          </table:table-cell>
          <table:table-cell/>
          <table:table-cell table:style-name="ce4" table:formula="of:=CONCATENATE(&quot;&lt;&lt; ui-&gt;sb_&quot;;[.A41:.A41])" office:value-type="string" office:string-value="&lt;&lt; ui-&gt;sb_Mz2">
            <text:p>&lt;&lt; ui-&gt;sb_Mz2</text:p>
          </table:table-cell>
          <table:table-cell table:number-columns-repeated="3"/>
        </table:table-row>
        <table:table-row table:style-name="ro1">
          <table:table-cell office:value-type="string">
            <text:p>Mp2</text:p>
          </table:table-cell>
          <table:table-cell table:formula="of:=HEX2DEC(RIGHT([.I42];4))" office:value-type="float" office:value="271">
            <text:p>2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2]" office:value-type="string" office:string-value="Mp2">
            <text:p>Mp2</text:p>
          </table:table-cell>
          <table:table-cell/>
          <table:table-cell office:value-type="string">
            <text:p>16#010F</text:p>
          </table:table-cell>
          <table:table-cell/>
          <table:table-cell table:style-name="ce4" table:formula="of:=CONCATENATE(&quot;&lt;&lt; ui-&gt;sb_&quot;;[.A42:.A42])" office:value-type="string" office:string-value="&lt;&lt; ui-&gt;sb_Mp2">
            <text:p>&lt;&lt; ui-&gt;sb_Mp2</text:p>
          </table:table-cell>
          <table:table-cell table:number-columns-repeated="3"/>
        </table:table-row>
        <table:table-row table:style-name="ro1">
          <table:table-cell office:value-type="string">
            <text:p>Mz3</text:p>
          </table:table-cell>
          <table:table-cell table:formula="of:=HEX2DEC(RIGHT([.I43];4))" office:value-type="float" office:value="272">
            <text:p>2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3]" office:value-type="string" office:string-value="Mz3">
            <text:p>Mz3</text:p>
          </table:table-cell>
          <table:table-cell/>
          <table:table-cell office:value-type="string">
            <text:p>16#0110</text:p>
          </table:table-cell>
          <table:table-cell/>
          <table:table-cell table:style-name="ce4" table:formula="of:=CONCATENATE(&quot;&lt;&lt; ui-&gt;sb_&quot;;[.A43:.A43])" office:value-type="string" office:string-value="&lt;&lt; ui-&gt;sb_Mz3">
            <text:p>&lt;&lt; ui-&gt;sb_Mz3</text:p>
          </table:table-cell>
          <table:table-cell table:number-columns-repeated="3"/>
        </table:table-row>
        <table:table-row table:style-name="ro1">
          <table:table-cell office:value-type="string">
            <text:p>Mp3</text:p>
          </table:table-cell>
          <table:table-cell table:formula="of:=HEX2DEC(RIGHT([.I44];4))" office:value-type="float" office:value="273">
            <text:p>2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4]" office:value-type="string" office:string-value="Mp3">
            <text:p>Mp3</text:p>
          </table:table-cell>
          <table:table-cell/>
          <table:table-cell office:value-type="string">
            <text:p>16#0111</text:p>
          </table:table-cell>
          <table:table-cell/>
          <table:table-cell table:style-name="ce4" table:formula="of:=CONCATENATE(&quot;&lt;&lt; ui-&gt;sb_&quot;;[.A44:.A44])" office:value-type="string" office:string-value="&lt;&lt; ui-&gt;sb_Mp3">
            <text:p>&lt;&lt; ui-&gt;sb_Mp3</text:p>
          </table:table-cell>
          <table:table-cell table:number-columns-repeated="3"/>
        </table:table-row>
        <table:table-row table:style-name="ro1">
          <table:table-cell office:value-type="string">
            <text:p>Mr10</text:p>
          </table:table-cell>
          <table:table-cell table:formula="of:=HEX2DEC(RIGHT([.I45];4))" office:value-type="float" office:value="274">
            <text:p>2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5]" office:value-type="string" office:string-value="Mr10">
            <text:p>Mr10</text:p>
          </table:table-cell>
          <table:table-cell/>
          <table:table-cell office:value-type="string">
            <text:p>16#0112</text:p>
          </table:table-cell>
          <table:table-cell/>
          <table:table-cell table:style-name="ce4" table:formula="of:=CONCATENATE(&quot;&lt;&lt; ui-&gt;sb_&quot;;[.A45:.A45])" office:value-type="string" office:string-value="&lt;&lt; ui-&gt;sb_Mr10">
            <text:p>&lt;&lt; ui-&gt;sb_Mr10</text:p>
          </table:table-cell>
          <table:table-cell table:number-columns-repeated="3"/>
        </table:table-row>
        <table:table-row table:style-name="ro1">
          <table:table-cell office:value-type="string">
            <text:p>Hr1</text:p>
          </table:table-cell>
          <table:table-cell table:formula="of:=HEX2DEC(RIGHT([.I46];4))" office:value-type="float" office:value="275">
            <text:p>2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6]" office:value-type="string" office:string-value="Hr1">
            <text:p>Hr1</text:p>
          </table:table-cell>
          <table:table-cell/>
          <table:table-cell office:value-type="string">
            <text:p>16#0113</text:p>
          </table:table-cell>
          <table:table-cell/>
          <table:table-cell table:style-name="ce4" table:formula="of:=CONCATENATE(&quot;&lt;&lt; ui-&gt;sb_&quot;;[.A46:.A46])" office:value-type="string" office:string-value="&lt;&lt; ui-&gt;sb_Hr1">
            <text:p>&lt;&lt; ui-&gt;sb_Hr1</text:p>
          </table:table-cell>
          <table:table-cell table:number-columns-repeated="3"/>
        </table:table-row>
        <table:table-row table:style-name="ro1">
          <table:table-cell office:value-type="string">
            <text:p>Rr1</text:p>
          </table:table-cell>
          <table:table-cell table:formula="of:=HEX2DEC(RIGHT([.I47];4))" office:value-type="float" office:value="276">
            <text:p>2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7]" office:value-type="string" office:string-value="Rr1">
            <text:p>Rr1</text:p>
          </table:table-cell>
          <table:table-cell/>
          <table:table-cell office:value-type="string">
            <text:p>16#0114</text:p>
          </table:table-cell>
          <table:table-cell/>
          <table:table-cell table:style-name="ce4" table:formula="of:=CONCATENATE(&quot;&lt;&lt; ui-&gt;sb_&quot;;[.A47:.A47])" office:value-type="string" office:string-value="&lt;&lt; ui-&gt;sb_Rr1">
            <text:p>&lt;&lt; ui-&gt;sb_Rr1</text:p>
          </table:table-cell>
          <table:table-cell table:number-columns-repeated="3"/>
        </table:table-row>
        <table:table-row table:style-name="ro1">
          <table:table-cell office:value-type="string">
            <text:p>Mr1</text:p>
          </table:table-cell>
          <table:table-cell table:formula="of:=HEX2DEC(RIGHT([.I48];4))" office:value-type="float" office:value="277">
            <text:p>2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8]" office:value-type="string" office:string-value="Mr1">
            <text:p>Mr1</text:p>
          </table:table-cell>
          <table:table-cell/>
          <table:table-cell office:value-type="string">
            <text:p>16#0115</text:p>
          </table:table-cell>
          <table:table-cell/>
          <table:table-cell table:style-name="ce4" table:formula="of:=CONCATENATE(&quot;&lt;&lt; ui-&gt;sb_&quot;;[.A48:.A48])" office:value-type="string" office:string-value="&lt;&lt; ui-&gt;sb_Mr1">
            <text:p>&lt;&lt; ui-&gt;sb_Mr1</text:p>
          </table:table-cell>
          <table:table-cell table:number-columns-repeated="3"/>
        </table:table-row>
        <table:table-row table:style-name="ro1">
          <table:table-cell office:value-type="string">
            <text:p>Hr2</text:p>
          </table:table-cell>
          <table:table-cell table:formula="of:=HEX2DEC(RIGHT([.I49];4))" office:value-type="float" office:value="278">
            <text:p>2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9]" office:value-type="string" office:string-value="Hr2">
            <text:p>Hr2</text:p>
          </table:table-cell>
          <table:table-cell/>
          <table:table-cell office:value-type="string">
            <text:p>16#0116</text:p>
          </table:table-cell>
          <table:table-cell/>
          <table:table-cell table:style-name="ce4" table:formula="of:=CONCATENATE(&quot;&lt;&lt; ui-&gt;sb_&quot;;[.A49:.A49])" office:value-type="string" office:string-value="&lt;&lt; ui-&gt;sb_Hr2">
            <text:p>&lt;&lt; ui-&gt;sb_Hr2</text:p>
          </table:table-cell>
          <table:table-cell table:number-columns-repeated="3"/>
        </table:table-row>
        <table:table-row table:style-name="ro1">
          <table:table-cell office:value-type="string">
            <text:p>Rr2</text:p>
          </table:table-cell>
          <table:table-cell table:formula="of:=HEX2DEC(RIGHT([.I50];4))" office:value-type="float" office:value="279">
            <text:p>2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0]" office:value-type="string" office:string-value="Rr2">
            <text:p>Rr2</text:p>
          </table:table-cell>
          <table:table-cell/>
          <table:table-cell office:value-type="string">
            <text:p>16#0117</text:p>
          </table:table-cell>
          <table:table-cell/>
          <table:table-cell table:style-name="ce4" table:formula="of:=CONCATENATE(&quot;&lt;&lt; ui-&gt;sb_&quot;;[.A50:.A50])" office:value-type="string" office:string-value="&lt;&lt; ui-&gt;sb_Rr2">
            <text:p>&lt;&lt; ui-&gt;sb_Rr2</text:p>
          </table:table-cell>
          <table:table-cell table:number-columns-repeated="3"/>
        </table:table-row>
        <table:table-row table:style-name="ro1">
          <table:table-cell office:value-type="string">
            <text:p>Mr2</text:p>
          </table:table-cell>
          <table:table-cell table:formula="of:=HEX2DEC(RIGHT([.I51];4))" office:value-type="float" office:value="280">
            <text:p>2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1]" office:value-type="string" office:string-value="Mr2">
            <text:p>Mr2</text:p>
          </table:table-cell>
          <table:table-cell/>
          <table:table-cell office:value-type="string">
            <text:p>16#0118</text:p>
          </table:table-cell>
          <table:table-cell/>
          <table:table-cell table:style-name="ce4" table:formula="of:=CONCATENATE(&quot;&lt;&lt; ui-&gt;sb_&quot;;[.A51:.A51])" office:value-type="string" office:string-value="&lt;&lt; ui-&gt;sb_Mr2">
            <text:p>&lt;&lt; ui-&gt;sb_Mr2</text:p>
          </table:table-cell>
          <table:table-cell table:number-columns-repeated="3"/>
        </table:table-row>
        <table:table-row table:style-name="ro1">
          <table:table-cell office:value-type="string">
            <text:p>Hr3</text:p>
          </table:table-cell>
          <table:table-cell table:formula="of:=HEX2DEC(RIGHT([.I52];4))" office:value-type="float" office:value="281">
            <text:p>2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2]" office:value-type="string" office:string-value="Hr3">
            <text:p>Hr3</text:p>
          </table:table-cell>
          <table:table-cell/>
          <table:table-cell office:value-type="string">
            <text:p>16#0119</text:p>
          </table:table-cell>
          <table:table-cell/>
          <table:table-cell table:style-name="ce4" table:formula="of:=CONCATENATE(&quot;&lt;&lt; ui-&gt;sb_&quot;;[.A52:.A52])" office:value-type="string" office:string-value="&lt;&lt; ui-&gt;sb_Hr3">
            <text:p>&lt;&lt; ui-&gt;sb_Hr3</text:p>
          </table:table-cell>
          <table:table-cell table:number-columns-repeated="3"/>
        </table:table-row>
        <table:table-row table:style-name="ro1">
          <table:table-cell office:value-type="string">
            <text:p>Rr3</text:p>
          </table:table-cell>
          <table:table-cell table:formula="of:=HEX2DEC(RIGHT([.I53];4))" office:value-type="float" office:value="282">
            <text:p>2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3]" office:value-type="string" office:string-value="Rr3">
            <text:p>Rr3</text:p>
          </table:table-cell>
          <table:table-cell/>
          <table:table-cell office:value-type="string">
            <text:p>16#011A</text:p>
          </table:table-cell>
          <table:table-cell/>
          <table:table-cell table:style-name="ce4" table:formula="of:=CONCATENATE(&quot;&lt;&lt; ui-&gt;sb_&quot;;[.A53:.A53])" office:value-type="string" office:string-value="&lt;&lt; ui-&gt;sb_Rr3">
            <text:p>&lt;&lt; ui-&gt;sb_Rr3</text:p>
          </table:table-cell>
          <table:table-cell table:number-columns-repeated="3"/>
        </table:table-row>
        <table:table-row table:style-name="ro1">
          <table:table-cell office:value-type="string">
            <text:p>Mr3</text:p>
          </table:table-cell>
          <table:table-cell table:formula="of:=HEX2DEC(RIGHT([.I54];4))" office:value-type="float" office:value="283">
            <text:p>2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4]" office:value-type="string" office:string-value="Mr3">
            <text:p>Mr3</text:p>
          </table:table-cell>
          <table:table-cell/>
          <table:table-cell office:value-type="string">
            <text:p>16#011B</text:p>
          </table:table-cell>
          <table:table-cell/>
          <table:table-cell table:style-name="ce4" table:formula="of:=CONCATENATE(&quot;&lt;&lt; ui-&gt;sb_&quot;;[.A54:.A54])" office:value-type="string" office:string-value="&lt;&lt; ui-&gt;sb_Mr3">
            <text:p>&lt;&lt; ui-&gt;sb_Mr3</text:p>
          </table:table-cell>
          <table:table-cell table:number-columns-repeated="3"/>
        </table:table-row>
        <table:table-row table:style-name="ro1">
          <table:table-cell office:value-type="string">
            <text:p>Hr4</text:p>
          </table:table-cell>
          <table:table-cell table:formula="of:=HEX2DEC(RIGHT([.I55];4))" office:value-type="float" office:value="284">
            <text:p>2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5]" office:value-type="string" office:string-value="Hr4">
            <text:p>Hr4</text:p>
          </table:table-cell>
          <table:table-cell/>
          <table:table-cell office:value-type="string">
            <text:p>16#011C</text:p>
          </table:table-cell>
          <table:table-cell/>
          <table:table-cell table:style-name="ce4" table:formula="of:=CONCATENATE(&quot;&lt;&lt; ui-&gt;sb_&quot;;[.A55:.A55])" office:value-type="string" office:string-value="&lt;&lt; ui-&gt;sb_Hr4">
            <text:p>&lt;&lt; ui-&gt;sb_Hr4</text:p>
          </table:table-cell>
          <table:table-cell table:number-columns-repeated="3"/>
        </table:table-row>
        <table:table-row table:style-name="ro1">
          <table:table-cell office:value-type="string">
            <text:p>Rr4</text:p>
          </table:table-cell>
          <table:table-cell table:formula="of:=HEX2DEC(RIGHT([.I56];4))" office:value-type="float" office:value="285">
            <text:p>2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6]" office:value-type="string" office:string-value="Rr4">
            <text:p>Rr4</text:p>
          </table:table-cell>
          <table:table-cell/>
          <table:table-cell office:value-type="string">
            <text:p>16#011D</text:p>
          </table:table-cell>
          <table:table-cell/>
          <table:table-cell table:style-name="ce4" table:formula="of:=CONCATENATE(&quot;&lt;&lt; ui-&gt;sb_&quot;;[.A56:.A56])" office:value-type="string" office:string-value="&lt;&lt; ui-&gt;sb_Rr4">
            <text:p>&lt;&lt; ui-&gt;sb_Rr4</text:p>
          </table:table-cell>
          <table:table-cell table:number-columns-repeated="3"/>
        </table:table-row>
        <table:table-row table:style-name="ro1">
          <table:table-cell office:value-type="string">
            <text:p>Mr4</text:p>
          </table:table-cell>
          <table:table-cell table:formula="of:=HEX2DEC(RIGHT([.I57];4))" office:value-type="float" office:value="286">
            <text:p>2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7]" office:value-type="string" office:string-value="Mr4">
            <text:p>Mr4</text:p>
          </table:table-cell>
          <table:table-cell/>
          <table:table-cell office:value-type="string">
            <text:p>16#011E</text:p>
          </table:table-cell>
          <table:table-cell/>
          <table:table-cell table:style-name="ce4" table:formula="of:=CONCATENATE(&quot;&lt;&lt; ui-&gt;sb_&quot;;[.A57:.A57])" office:value-type="string" office:string-value="&lt;&lt; ui-&gt;sb_Mr4">
            <text:p>&lt;&lt; ui-&gt;sb_Mr4</text:p>
          </table:table-cell>
          <table:table-cell table:number-columns-repeated="3"/>
        </table:table-row>
        <table:table-row table:style-name="ro1">
          <table:table-cell office:value-type="string">
            <text:p>Ru</text:p>
          </table:table-cell>
          <table:table-cell table:formula="of:=HEX2DEC(RIGHT([.I58];4))" office:value-type="float" office:value="287">
            <text:p>2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8]" office:value-type="string" office:string-value="Ru">
            <text:p>Ru</text:p>
          </table:table-cell>
          <table:table-cell/>
          <table:table-cell office:value-type="string">
            <text:p>16#011F</text:p>
          </table:table-cell>
          <table:table-cell/>
          <table:table-cell table:style-name="ce4" table:formula="of:=CONCATENATE(&quot;&lt;&lt; ui-&gt;sb_&quot;;[.A58:.A58])" office:value-type="string" office:string-value="&lt;&lt; ui-&gt;sb_Ru">
            <text:p>&lt;&lt; ui-&gt;sb_Ru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table:formula="of:=HEX2DEC(RIGHT([.I59];4))" office:value-type="float" office:value="288">
            <text:p>2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9]" office:value-type="string" office:string-value="Mu">
            <text:p>Mu</text:p>
          </table:table-cell>
          <table:table-cell/>
          <table:table-cell office:value-type="string">
            <text:p>16#0120</text:p>
          </table:table-cell>
          <table:table-cell/>
          <table:table-cell table:style-name="ce4" table:formula="of:=CONCATENATE(&quot;&lt;&lt; ui-&gt;sb_&quot;;[.A59:.A59])" office:value-type="string" office:string-value="&lt;&lt; ui-&gt;sb_Mu">
            <text:p>&lt;&lt; ui-&gt;sb_Mu</text:p>
          </table:table-cell>
          <table:table-cell table:number-columns-repeated="3"/>
        </table:table-row>
        <table:table-row table:style-name="ro1">
          <table:table-cell office:value-type="string">
            <text:p>Lsm_1</text:p>
          </table:table-cell>
          <table:table-cell table:formula="of:=HEX2DEC(RIGHT([.I60];4))" office:value-type="float" office:value="289">
            <text:p>2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0]" office:value-type="string" office:string-value="Lsm_1">
            <text:p>Lsm_1</text:p>
          </table:table-cell>
          <table:table-cell/>
          <table:table-cell office:value-type="string">
            <text:p>16#0121</text:p>
          </table:table-cell>
          <table:table-cell/>
          <table:table-cell table:style-name="ce4" table:formula="of:=CONCATENATE(&quot;&lt;&lt; ui-&gt;sb_&quot;;[.A60:.A60])" office:value-type="string" office:string-value="&lt;&lt; ui-&gt;sb_Lsm_1">
            <text:p>&lt;&lt; ui-&gt;sb_Lsm_1</text:p>
          </table:table-cell>
          <table:table-cell table:number-columns-repeated="3"/>
        </table:table-row>
        <table:table-row table:style-name="ro1">
          <table:table-cell office:value-type="string">
            <text:p>Lsm_2</text:p>
          </table:table-cell>
          <table:table-cell table:formula="of:=HEX2DEC(RIGHT([.I61];4))" office:value-type="float" office:value="290">
            <text:p>2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1]" office:value-type="string" office:string-value="Lsm_2">
            <text:p>Lsm_2</text:p>
          </table:table-cell>
          <table:table-cell/>
          <table:table-cell office:value-type="string">
            <text:p>16#0122</text:p>
          </table:table-cell>
          <table:table-cell/>
          <table:table-cell table:style-name="ce4" table:formula="of:=CONCATENATE(&quot;&lt;&lt; ui-&gt;sb_&quot;;[.A61:.A61])" office:value-type="string" office:string-value="&lt;&lt; ui-&gt;sb_Lsm_2">
            <text:p>&lt;&lt; ui-&gt;sb_Lsm_2</text:p>
          </table:table-cell>
          <table:table-cell table:number-columns-repeated="3"/>
        </table:table-row>
        <table:table-row table:style-name="ro1">
          <table:table-cell office:value-type="string">
            <text:p>Lsm_3</text:p>
          </table:table-cell>
          <table:table-cell table:formula="of:=HEX2DEC(RIGHT([.I62];4))" office:value-type="float" office:value="291">
            <text:p>2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2]" office:value-type="string" office:string-value="Lsm_3">
            <text:p>Lsm_3</text:p>
          </table:table-cell>
          <table:table-cell/>
          <table:table-cell office:value-type="string">
            <text:p>16#0123</text:p>
          </table:table-cell>
          <table:table-cell/>
          <table:table-cell table:style-name="ce4" table:formula="of:=CONCATENATE(&quot;&lt;&lt; ui-&gt;sb_&quot;;[.A62:.A62])" office:value-type="string" office:string-value="&lt;&lt; ui-&gt;sb_Lsm_3">
            <text:p>&lt;&lt; ui-&gt;sb_Lsm_3</text:p>
          </table:table-cell>
          <table:table-cell table:number-columns-repeated="3"/>
        </table:table-row>
        <table:table-row table:style-name="ro1">
          <table:table-cell office:value-type="string">
            <text:p>Pmin</text:p>
          </table:table-cell>
          <table:table-cell table:formula="of:=HEX2DEC(RIGHT([.I63];4))" office:value-type="float" office:value="292">
            <text:p>2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3]" office:value-type="string" office:string-value="Pmin">
            <text:p>Pmin</text:p>
          </table:table-cell>
          <table:table-cell/>
          <table:table-cell office:value-type="string">
            <text:p>16#0124</text:p>
          </table:table-cell>
          <table:table-cell/>
          <table:table-cell table:style-name="ce4" table:formula="of:=CONCATENATE(&quot;&lt;&lt; ui-&gt;sb_&quot;;[.A63:.A63])" office:value-type="string" office:string-value="&lt;&lt; ui-&gt;sb_Pmin">
            <text:p>&lt;&lt; ui-&gt;sb_Pmin</text:p>
          </table:table-cell>
          <table:table-cell table:number-columns-repeated="3"/>
        </table:table-row>
        <table:table-row table:style-name="ro1">
          <table:table-cell office:value-type="string">
            <text:p>Rmin</text:p>
          </table:table-cell>
          <table:table-cell table:formula="of:=HEX2DEC(RIGHT([.I64];4))" office:value-type="float" office:value="293">
            <text:p>2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4]" office:value-type="string" office:string-value="Rmin">
            <text:p>Rmin</text:p>
          </table:table-cell>
          <table:table-cell/>
          <table:table-cell office:value-type="string">
            <text:p>16#0125</text:p>
          </table:table-cell>
          <table:table-cell/>
          <table:table-cell table:style-name="ce4" table:formula="of:=CONCATENATE(&quot;&lt;&lt; ui-&gt;sb_&quot;;[.A64:.A64])" office:value-type="string" office:string-value="&lt;&lt; ui-&gt;sb_Rmin">
            <text:p>&lt;&lt; ui-&gt;sb_Rmin</text:p>
          </table:table-cell>
          <table:table-cell table:number-columns-repeated="3"/>
        </table:table-row>
        <table:table-row table:style-name="ro1">
          <table:table-cell office:value-type="string">
            <text:p>Mmin</text:p>
          </table:table-cell>
          <table:table-cell table:formula="of:=HEX2DEC(RIGHT([.I65];4))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5]" office:value-type="string" office:string-value="Mmin">
            <text:p>Mmin</text:p>
          </table:table-cell>
          <table:table-cell/>
          <table:table-cell office:value-type="string">
            <text:p>16#0126</text:p>
          </table:table-cell>
          <table:table-cell/>
          <table:table-cell table:style-name="ce4" table:formula="of:=CONCATENATE(&quot;&lt;&lt; ui-&gt;sb_&quot;;[.A65:.A65])" office:value-type="string" office:string-value="&lt;&lt; ui-&gt;sb_Mmin">
            <text:p>&lt;&lt; ui-&gt;sb_Mmin</text:p>
          </table:table-cell>
          <table:table-cell table:number-columns-repeated="3"/>
        </table:table-row>
        <table:table-row table:style-name="ro1">
          <table:table-cell office:value-type="string">
            <text:p>dRr1</text:p>
          </table:table-cell>
          <table:table-cell table:formula="of:=HEX2DEC(RIGHT([.I66];4))"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6]" office:value-type="string" office:string-value="dRr1">
            <text:p>dRr1</text:p>
          </table:table-cell>
          <table:table-cell/>
          <table:table-cell office:value-type="string">
            <text:p>16#0127</text:p>
          </table:table-cell>
          <table:table-cell/>
          <table:table-cell table:style-name="ce4" table:formula="of:=CONCATENATE(&quot;&lt;&lt; ui-&gt;sb_&quot;;[.A66:.A66])" office:value-type="string" office:string-value="&lt;&lt; ui-&gt;sb_dRr1">
            <text:p>&lt;&lt; ui-&gt;sb_dRr1</text:p>
          </table:table-cell>
          <table:table-cell table:number-columns-repeated="3"/>
        </table:table-row>
        <table:table-row table:style-name="ro1">
          <table:table-cell office:value-type="string">
            <text:p>dMr1</text:p>
          </table:table-cell>
          <table:table-cell table:formula="of:=HEX2DEC(RIGHT([.I67];4))"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7]" office:value-type="string" office:string-value="dMr1">
            <text:p>dMr1</text:p>
          </table:table-cell>
          <table:table-cell/>
          <table:table-cell office:value-type="string">
            <text:p>16#0129</text:p>
          </table:table-cell>
          <table:table-cell/>
          <table:table-cell table:style-name="ce4" table:formula="of:=CONCATENATE(&quot;&lt;&lt; ui-&gt;sb_&quot;;[.A67:.A67])" office:value-type="string" office:string-value="&lt;&lt; ui-&gt;sb_dMr1">
            <text:p>&lt;&lt; ui-&gt;sb_dMr1</text:p>
          </table:table-cell>
          <table:table-cell table:number-columns-repeated="3"/>
        </table:table-row>
        <table:table-row table:style-name="ro1">
          <table:table-cell office:value-type="string">
            <text:p>dRr2</text:p>
          </table:table-cell>
          <table:table-cell table:formula="of:=HEX2DEC(RIGHT([.I68];4))"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8]" office:value-type="string" office:string-value="dRr2">
            <text:p>dRr2</text:p>
          </table:table-cell>
          <table:table-cell/>
          <table:table-cell office:value-type="string">
            <text:p>16#012B</text:p>
          </table:table-cell>
          <table:table-cell/>
          <table:table-cell table:style-name="ce4" table:formula="of:=CONCATENATE(&quot;&lt;&lt; ui-&gt;sb_&quot;;[.A68:.A68])" office:value-type="string" office:string-value="&lt;&lt; ui-&gt;sb_dRr2">
            <text:p>&lt;&lt; ui-&gt;sb_dRr2</text:p>
          </table:table-cell>
          <table:table-cell table:number-columns-repeated="3"/>
        </table:table-row>
        <table:table-row table:style-name="ro1">
          <table:table-cell office:value-type="string">
            <text:p>dMr2</text:p>
          </table:table-cell>
          <table:table-cell table:formula="of:=HEX2DEC(RIGHT([.I69];4))"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9]" office:value-type="string" office:string-value="dMr2">
            <text:p>dMr2</text:p>
          </table:table-cell>
          <table:table-cell/>
          <table:table-cell office:value-type="string">
            <text:p>16#012D</text:p>
          </table:table-cell>
          <table:table-cell/>
          <table:table-cell table:style-name="ce4" table:formula="of:=CONCATENATE(&quot;&lt;&lt; ui-&gt;sb_&quot;;[.A69:.A69])" office:value-type="string" office:string-value="&lt;&lt; ui-&gt;sb_dMr2">
            <text:p>&lt;&lt; ui-&gt;sb_dMr2</text:p>
          </table:table-cell>
          <table:table-cell table:number-columns-repeated="3"/>
        </table:table-row>
        <table:table-row table:style-name="ro1">
          <table:table-cell office:value-type="string">
            <text:p>dRr3</text:p>
          </table:table-cell>
          <table:table-cell table:formula="of:=HEX2DEC(RIGHT([.I70];4))"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0]" office:value-type="string" office:string-value="dRr3">
            <text:p>dRr3</text:p>
          </table:table-cell>
          <table:table-cell/>
          <table:table-cell office:value-type="string">
            <text:p>16#012F</text:p>
          </table:table-cell>
          <table:table-cell/>
          <table:table-cell table:style-name="ce4" table:formula="of:=CONCATENATE(&quot;&lt;&lt; ui-&gt;sb_&quot;;[.A70:.A70])" office:value-type="string" office:string-value="&lt;&lt; ui-&gt;sb_dRr3">
            <text:p>&lt;&lt; ui-&gt;sb_dRr3</text:p>
          </table:table-cell>
          <table:table-cell table:number-columns-repeated="3"/>
        </table:table-row>
        <table:table-row table:style-name="ro1">
          <table:table-cell office:value-type="string">
            <text:p>dMr3</text:p>
          </table:table-cell>
          <table:table-cell table:formula="of:=HEX2DEC(RIGHT([.I71];4))"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1]" office:value-type="string" office:string-value="dMr3">
            <text:p>dMr3</text:p>
          </table:table-cell>
          <table:table-cell/>
          <table:table-cell office:value-type="string">
            <text:p>16#0131</text:p>
          </table:table-cell>
          <table:table-cell/>
          <table:table-cell table:style-name="ce4" table:formula="of:=CONCATENATE(&quot;&lt;&lt; ui-&gt;sb_&quot;;[.A71:.A71])" office:value-type="string" office:string-value="&lt;&lt; ui-&gt;sb_dMr3">
            <text:p>&lt;&lt; ui-&gt;sb_dMr3</text:p>
          </table:table-cell>
          <table:table-cell table:number-columns-repeated="3"/>
        </table:table-row>
        <table:table-row table:style-name="ro1">
          <table:table-cell office:value-type="string">
            <text:p>dRr4</text:p>
          </table:table-cell>
          <table:table-cell table:formula="of:=HEX2DEC(RIGHT([.I72];4))"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2]" office:value-type="string" office:string-value="dRr4">
            <text:p>dRr4</text:p>
          </table:table-cell>
          <table:table-cell/>
          <table:table-cell office:value-type="string">
            <text:p>16#0133</text:p>
          </table:table-cell>
          <table:table-cell/>
          <table:table-cell table:style-name="ce4" table:formula="of:=CONCATENATE(&quot;&lt;&lt; ui-&gt;sb_&quot;;[.A72:.A72])" office:value-type="string" office:string-value="&lt;&lt; ui-&gt;sb_dRr4">
            <text:p>&lt;&lt; ui-&gt;sb_dRr4</text:p>
          </table:table-cell>
          <table:table-cell table:number-columns-repeated="3"/>
        </table:table-row>
        <table:table-row table:style-name="ro1">
          <table:table-cell office:value-type="string">
            <text:p>dMr4</text:p>
          </table:table-cell>
          <table:table-cell table:formula="of:=HEX2DEC(RIGHT([.I73];4))"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3]" office:value-type="string" office:string-value="dMr4">
            <text:p>dMr4</text:p>
          </table:table-cell>
          <table:table-cell/>
          <table:table-cell office:value-type="string">
            <text:p>16#0135</text:p>
          </table:table-cell>
          <table:table-cell/>
          <table:table-cell table:style-name="ce4" table:formula="of:=CONCATENATE(&quot;&lt;&lt; ui-&gt;sb_&quot;;[.A73:.A73])" office:value-type="string" office:string-value="&lt;&lt; ui-&gt;sb_dMr4">
            <text:p>&lt;&lt; ui-&gt;sb_dMr4</text:p>
          </table:table-cell>
          <table:table-cell table:number-columns-repeated="3"/>
        </table:table-row>
        <table:table-row table:style-name="ro1">
          <table:table-cell office:value-type="string">
            <text:p>dRPol</text:p>
          </table:table-cell>
          <table:table-cell table:formula="of:=HEX2DEC(RIGHT([.I74];4))"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4]" office:value-type="string" office:string-value="dRPol">
            <text:p>dRPol</text:p>
          </table:table-cell>
          <table:table-cell/>
          <table:table-cell office:value-type="string">
            <text:p>16#0137</text:p>
          </table:table-cell>
          <table:table-cell/>
          <table:table-cell table:style-name="ce4" table:formula="of:=CONCATENATE(&quot;&lt;&lt; ui-&gt;sb_&quot;;[.A74:.A74])" office:value-type="string" office:string-value="&lt;&lt; ui-&gt;sb_dRPol">
            <text:p>&lt;&lt; ui-&gt;sb_dRPol</text:p>
          </table:table-cell>
          <table:table-cell table:number-columns-repeated="3"/>
        </table:table-row>
        <table:table-row table:style-name="ro1">
          <table:table-cell office:value-type="string">
            <text:p>dMPol</text:p>
          </table:table-cell>
          <table:table-cell table:formula="of:=HEX2DEC(RIGHT([.I75];4))"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5]" office:value-type="string" office:string-value="dMPol">
            <text:p>dMPol</text:p>
          </table:table-cell>
          <table:table-cell/>
          <table:table-cell office:value-type="string">
            <text:p>16#0139</text:p>
          </table:table-cell>
          <table:table-cell/>
          <table:table-cell table:style-name="ce4" table:formula="of:=CONCATENATE(&quot;&lt;&lt; ui-&gt;sb_&quot;;[.A75:.A75])" office:value-type="string" office:string-value="&lt;&lt; ui-&gt;sb_dMPol">
            <text:p>&lt;&lt; ui-&gt;sb_dMPol</text:p>
          </table:table-cell>
          <table:table-cell table:number-columns-repeated="3"/>
        </table:table-row>
        <table:table-row table:style-name="ro1">
          <table:table-cell office:value-type="string">
            <text:p>Kpr</text:p>
          </table:table-cell>
          <table:table-cell table:formula="of:=HEX2DEC(RIGHT([.I76];4))"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6]" office:value-type="string" office:string-value="Kpr">
            <text:p>Kpr</text:p>
          </table:table-cell>
          <table:table-cell/>
          <table:table-cell office:value-type="string">
            <text:p>16#013B</text:p>
          </table:table-cell>
          <table:table-cell/>
          <table:table-cell table:style-name="ce4" table:formula="of:=CONCATENATE(&quot;&lt;&lt; ui-&gt;sb_&quot;;[.A76:.A76])" office:value-type="string" office:string-value="&lt;&lt; ui-&gt;sb_Kpr">
            <text:p>&lt;&lt; ui-&gt;sb_Kpr</text:p>
          </table:table-cell>
          <table:table-cell table:number-columns-repeated="3"/>
        </table:table-row>
        <table:table-row table:style-name="ro1">
          <table:table-cell office:value-type="string">
            <text:p>Ti</text:p>
          </table:table-cell>
          <table:table-cell table:formula="of:=HEX2DEC(RIGHT([.I77];4))"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7]" office:value-type="string" office:string-value="Ti">
            <text:p>Ti</text:p>
          </table:table-cell>
          <table:table-cell/>
          <table:table-cell office:value-type="string">
            <text:p>16#013D</text:p>
          </table:table-cell>
          <table:table-cell/>
          <table:table-cell table:style-name="ce4" table:formula="of:=CONCATENATE(&quot;&lt;&lt; ui-&gt;sb_&quot;;[.A77:.A77])" office:value-type="string" office:string-value="&lt;&lt; ui-&gt;sb_Ti">
            <text:p>&lt;&lt; ui-&gt;sb_Ti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table:formula="of:=HEX2DEC(RIGHT([.I78];4))"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8]" office:value-type="string" office:string-value="Td">
            <text:p>Td</text:p>
          </table:table-cell>
          <table:table-cell/>
          <table:table-cell office:value-type="string">
            <text:p>16#013F</text:p>
          </table:table-cell>
          <table:table-cell/>
          <table:table-cell table:style-name="ce4" table:formula="of:=CONCATENATE(&quot;&lt;&lt; ui-&gt;sb_&quot;;[.A78:.A78])" office:value-type="string" office:string-value="&lt;&lt; ui-&gt;sb_Td">
            <text:p>&lt;&lt; ui-&gt;sb_Td</text:p>
          </table:table-cell>
          <table:table-cell table:number-columns-repeated="3"/>
        </table:table-row>
        <table:table-row table:style-name="ro1">
          <table:table-cell office:value-type="string">
            <text:p>Kor</text:p>
          </table:table-cell>
          <table:table-cell table:formula="of:=HEX2DEC(RIGHT([.I79];4))" office:value-type="float" office:value="321">
            <text:p>3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9]" office:value-type="string" office:string-value="Kor">
            <text:p>Kor</text:p>
          </table:table-cell>
          <table:table-cell/>
          <table:table-cell office:value-type="string">
            <text:p>16#0141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>
            <text:p>rej</text:p>
          </table:table-cell>
          <table:table-cell office:value-type="float" office:value="322">
            <text:p>3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ежим <text:s/>вибору датчика</text:p>
          </table:table-cell>
          <table:table-cell/>
          <table:table-cell office:value-type="string">
            <text:p>16#00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>
            <text:p>mode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Алгоритм управління ростом</text:p>
          </table:table-cell>
          <table:table-cell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2"/>
        </table:table-row>
        <table:table-row table:style-name="ro1">
          <table:table-cell office:value-type="string">
            <text:p>prod</text:p>
          </table:table-cell>
          <table:table-cell office:value-type="float" office:value="324">
            <text:p>32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Вибір продукту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&lt;&lt; “Невизначено”</text:p>
          </table:table-cell>
          <table:table-cell table:number-columns-repeated="11"/>
        </table:table-row>
        <table:table-row table:style-name="ro1">
          <table:table-cell office:value-type="string">
            <text:p>ST_WAIT</text:p>
          </table:table-cell>
          <table:table-cell office:value-type="float" office:value="1">
            <text:p>1</text:p>
          </table:table-cell>
          <table:table-cell office:value-type="string">
            <text:p>&lt;&lt; “Очікування”</text:p>
          </table:table-cell>
          <table:table-cell table:number-columns-repeated="11"/>
        </table:table-row>
        <table:table-row table:style-name="ro1">
          <table:table-cell office:value-type="string">
            <text:p>ST_START</text:p>
          </table:table-cell>
          <table:table-cell office:value-type="float" office:value="2">
            <text:p>2</text:p>
          </table:table-cell>
          <table:table-cell office:value-type="string">
            <text:p>&lt;&lt; “Старт”</text:p>
          </table:table-cell>
          <table:table-cell table:number-columns-repeated="11"/>
        </table:table-row>
        <table:table-row table:style-name="ro1">
          <table:table-cell office:value-type="string">
            <text:p>ST_NABOR</text:p>
          </table:table-cell>
          <table:table-cell office:value-type="float" office:value="3">
            <text:p>3</text:p>
          </table:table-cell>
          <table:table-cell office:value-type="string">
            <text:p>&lt;&lt; “Набір”</text:p>
          </table:table-cell>
          <table:table-cell table:number-columns-repeated="11"/>
        </table:table-row>
        <table:table-row table:style-name="ro1">
          <table:table-cell office:value-type="string">
            <text:p>ST_ZGUSH</text:p>
          </table:table-cell>
          <table:table-cell office:value-type="float" office:value="4">
            <text:p>4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ZATR</text:p>
          </table:table-cell>
          <table:table-cell office:value-type="float" office:value="5">
            <text:p>5</text:p>
          </table:table-cell>
          <table:table-cell office:value-type="string">
            <text:p>&lt;&lt; “Затравка”</text:p>
          </table:table-cell>
          <table:table-cell table:number-columns-repeated="11"/>
        </table:table-row>
        <table:table-row table:style-name="ro1">
          <table:table-cell office:value-type="string">
            <text:p>ST_ZG1</text:p>
          </table:table-cell>
          <table:table-cell office:value-type="float" office:value="6">
            <text:p>6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POLKA</text:p>
          </table:table-cell>
          <table:table-cell office:value-type="float" office:value="7">
            <text:p>7</text:p>
          </table:table-cell>
          <table:table-cell office:value-type="string">
            <text:p>&lt;&lt; “Поличка”</text:p>
          </table:table-cell>
          <table:table-cell table:number-columns-repeated="11"/>
        </table:table-row>
        <table:table-row table:style-name="ro1">
          <table:table-cell office:value-type="string">
            <text:p>ST_ROZK1</text:p>
          </table:table-cell>
          <table:table-cell office:value-type="float" office:value="8">
            <text:p>8</text:p>
          </table:table-cell>
          <table:table-cell office:value-type="string">
            <text:p>&lt;&lt; “Розкачака 1”</text:p>
          </table:table-cell>
          <table:table-cell table:number-columns-repeated="11"/>
        </table:table-row>
        <table:table-row table:style-name="ro1">
          <table:table-cell office:value-type="string">
            <text:p>ST_ZG2</text:p>
          </table:table-cell>
          <table:table-cell office:value-type="float" office:value="9">
            <text:p>9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ZK2</text:p>
          </table:table-cell>
          <table:table-cell office:value-type="float" office:value="10">
            <text:p>10</text:p>
          </table:table-cell>
          <table:table-cell office:value-type="string">
            <text:p>&lt;&lt; “Розкачка 2”</text:p>
          </table:table-cell>
          <table:table-cell table:number-columns-repeated="11"/>
        </table:table-row>
        <table:table-row table:style-name="ro1">
          <table:table-cell office:value-type="string">
            <text:p>ST_ZG3</text:p>
          </table:table-cell>
          <table:table-cell office:value-type="float" office:value="11">
            <text:p>11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ZK3</text:p>
          </table:table-cell>
          <table:table-cell office:value-type="float" office:value="12">
            <text:p>12</text:p>
          </table:table-cell>
          <table:table-cell office:value-type="string">
            <text:p>&lt;&lt; “Розкачка 3”</text:p>
          </table:table-cell>
          <table:table-cell table:number-columns-repeated="11"/>
        </table:table-row>
        <table:table-row table:style-name="ro1">
          <table:table-cell office:value-type="string">
            <text:p>ST_ZG4</text:p>
          </table:table-cell>
          <table:table-cell office:value-type="float" office:value="13">
            <text:p>13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ST1</text:p>
          </table:table-cell>
          <table:table-cell office:value-type="float" office:value="14">
            <text:p>14</text:p>
          </table:table-cell>
          <table:table-cell office:value-type="string">
            <text:p>&lt;&lt; “Ріст 1”</text:p>
          </table:table-cell>
          <table:table-cell table:number-columns-repeated="11"/>
        </table:table-row>
        <table:table-row table:style-name="ro1">
          <table:table-cell office:value-type="string">
            <text:p>ST_ROST2</text:p>
          </table:table-cell>
          <table:table-cell office:value-type="float" office:value="15">
            <text:p>15</text:p>
          </table:table-cell>
          <table:table-cell office:value-type="string">
            <text:p>&lt;&lt; “Ріст 2”</text:p>
          </table:table-cell>
          <table:table-cell table:number-columns-repeated="11"/>
        </table:table-row>
        <table:table-row table:style-name="ro1">
          <table:table-cell office:value-type="string">
            <text:p>ST_ROST3</text:p>
          </table:table-cell>
          <table:table-cell office:value-type="float" office:value="16">
            <text:p>16</text:p>
          </table:table-cell>
          <table:table-cell office:value-type="string">
            <text:p>&lt;&lt; “Ріст 3”</text:p>
          </table:table-cell>
          <table:table-cell table:number-columns-repeated="11"/>
        </table:table-row>
        <table:table-row table:style-name="ro1">
          <table:table-cell office:value-type="string">
            <text:p>ST_ROST4</text:p>
          </table:table-cell>
          <table:table-cell office:value-type="float" office:value="17">
            <text:p>17</text:p>
          </table:table-cell>
          <table:table-cell office:value-type="string">
            <text:p>&lt;&lt; “Ріст 4”</text:p>
          </table:table-cell>
          <table:table-cell table:number-columns-repeated="11"/>
        </table:table-row>
        <table:table-row table:style-name="ro1">
          <table:table-cell office:value-type="string">
            <text:p>ST_UVAR</text:p>
          </table:table-cell>
          <table:table-cell office:value-type="float" office:value="18">
            <text:p>18</text:p>
          </table:table-cell>
          <table:table-cell office:value-type="string">
            <text:p>&lt;&lt; “Уварювання”</text:p>
          </table:table-cell>
          <table:table-cell table:number-columns-repeated="11"/>
        </table:table-row>
        <table:table-row table:style-name="ro1">
          <table:table-cell office:value-type="string">
            <text:p>ST_END</text:p>
          </table:table-cell>
          <table:table-cell office:value-type="float" office:value="19">
            <text:p>19</text:p>
          </table:table-cell>
          <table:table-cell office:value-type="string">
            <text:p>&lt;&lt; “Вивантаження”</text:p>
          </table:table-cell>
          <table:table-cell table:number-columns-repeated="11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>
            <text:p>prod</text:p>
          </table:table-cell>
          <table:table-cell table:formula="of:=HEX2DEC(RIGHT([.I135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r10</text:p>
          </table:table-cell>
          <table:table-cell table:formula="of:=HEX2DEC(RIGHT([.I137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v</text:p>
          </table:table-cell>
          <table:table-cell table:formula="of:=HEX2DEC(RIGHT([.I138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</text:p>
          </table:table-cell>
          <table:table-cell table:formula="of:=HEX2DEC(RIGHT([.I139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p</text:p>
          </table:table-cell>
          <table:table-cell table:formula="of:=HEX2DEC(RIGHT([.I14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r</text:p>
          </table:table-cell>
          <table:table-cell table:formula="of:=HEX2DEC(RIGHT([.I141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Np</text:p>
          </table:table-cell>
          <table:table-cell table:formula="of:=HEX2DEC(RIGHT([.I142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r</text:p>
          </table:table-cell>
          <table:table-cell table:formula="of:=HEX2DEC(RIGHT([.I144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Parm</text:p>
          </table:table-cell>
          <table:table-cell table:formula="of:=HEX2DEC(RIGHT([.I14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ad</text:p>
          </table:table-cell>
          <table:table-cell table:formula="of:=HEX2DEC(RIGHT([.I14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dPzad</text:p>
          </table:table-cell>
          <table:table-cell table:formula="of:=HEX2DEC(RIGHT([.I149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Xout</text:p>
          </table:table-cell>
          <table:table-cell table:formula="of:=HEX2DEC(RIGHT([.I150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number-columns-repeated="5"/>
          <table:table-cell office:value-type="string">
            <text:p>Address</text:p>
          </table:table-cell>
          <table:table-cell table:number-columns-repeated="5"/>
        </table:table-row>
        <table:table-row table:style-name="ro1">
          <table:table-cell office:value-type="string">
            <text:p>Tmpol</text:p>
          </table:table-cell>
          <table:table-cell table:formula="of:=HEX2DEC(RIGHT([.I155];4))"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style-name="ce1"/>
          <table:table-cell table:number-columns-repeated="4"/>
          <table:table-cell office:value-type="string">
            <text:p>Address</text:p>
          </table:table-cell>
          <table:table-cell table:number-columns-repeated="5"/>
        </table:table-row>
        <table:table-row table:style-name="ro1">
          <table:table-cell office:value-type="string">
            <text:p>pt2</text:p>
          </table:table-cell>
          <table:table-cell table:formula="of:=HEX2DEC(RIGHT([.I160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akume</text:p>
          </table:table-cell>
          <table:table-cell table:formula="of:=HEX2DEC(RIGHT([.I161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serena</text:p>
          </table:table-cell>
          <table:table-cell table:formula="of:=HEX2DEC(RIGHT([.I162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isk_torm</text:p>
          </table:table-cell>
          <table:table-cell table:formula="of:=HEX2DEC(RIGHT([.I163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di_7</text:p>
          </table:table-cell>
          <table:table-cell table:formula="of:=HEX2DEC(RIGHT([.I164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rej_rost</text:p>
          </table:table-cell>
          <table:table-cell table:formula="of:=HEX2DEC(RIGHT([.I165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Val_pid</text:p>
          </table:table-cell>
          <table:table-cell table:formula="of:=HEX2DEC(RIGHT([.I167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al_hyst</text:p>
          </table:table-cell>
          <table:table-cell table:formula="of:=HEX2DEC(RIGHT([.I168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Key</text:p>
          </table:table-cell>
          <table:table-cell table:formula="of:=HEX2DEC(RIGHT([.I171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1</text:p>
          </table:table-cell>
          <table:table-cell table:formula="of:=HEX2DEC(RIGHT([.I172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2</text:p>
          </table:table-cell>
          <table:table-cell table:formula="of:=HEX2DEC(RIGHT([.I17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3</text:p>
          </table:table-cell>
          <table:table-cell table:formula="of:=HEX2DEC(RIGHT([.I174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4</text:p>
          </table:table-cell>
          <table:table-cell table:formula="of:=HEX2DEC(RIGHT([.I175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5</text:p>
          </table:table-cell>
          <table:table-cell table:formula="of:=HEX2DEC(RIGHT([.I17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T_1</text:p>
          </table:table-cell>
          <table:table-cell table:formula="of:=HEX2DEC(RIGHT([.I17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T_2</text:p>
          </table:table-cell>
          <table:table-cell table:formula="of:=HEX2DEC(RIGHT([.I17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sp_T2</text:p>
          </table:table-cell>
          <table:table-cell table:formula="of:=HEX2DEC(RIGHT([.I179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rofil</text:p>
          </table:table-cell>
          <table:table-cell table:formula="of:=HEX2DEC(RIGHT([.I181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</table:table>
      <table:table table:name="Аркуш2" table:style-name="ta1" table:print="false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  <table:table-cell office:value-type="string">
            <text:p>create table ap_1 (Dt integer unsigned not null,</text:p>
          </table:table-cell>
        </table:table-row>
        <table:table-row table:style-name="ro1">
          <table:table-cell office:value-type="string">
            <text:p>h_1</text:p>
          </table:table-cell>
          <table:table-cell table:formula="of:=HEX2DEC(RIGHT([.I2];4))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ший клапан</text:p>
          </table:table-cell>
          <table:table-cell/>
          <table:table-cell office:value-type="string">
            <text:p>16#000D</text:p>
          </table:table-cell>
          <table:table-cell table:number-columns-repeated="4"/>
          <table:table-cell table:formula="of:=CONCATENATE([.A2];&quot; smallint default '0',&quot;)" office:value-type="string" office:string-value="h_1 smallint default '0',">
            <text:p>h_1 smallint default '0',</text:p>
          </table:table-cell>
        </table:table-row>
        <table:table-row table:style-name="ro1">
          <table:table-cell office:value-type="string">
            <text:p>h_2</text:p>
          </table:table-cell>
          <table:table-cell table:formula="of:=HEX2DEC(RIGHT([.I3];4))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Другий клапан</text:p>
          </table:table-cell>
          <table:table-cell/>
          <table:table-cell office:value-type="string">
            <text:p>16#000E</text:p>
          </table:table-cell>
          <table:table-cell table:number-columns-repeated="4"/>
          <table:table-cell table:formula="of:=CONCATENATE([.A3];&quot; smallint default '0',&quot;)" office:value-type="string" office:string-value="h_2 smallint default '0',">
            <text:p>h_2 smallint default '0',</text:p>
          </table:table-cell>
        </table:table-row>
        <table:table-row table:style-name="ro1">
          <table:table-cell office:value-type="string">
            <text:p>h_3</text:p>
          </table:table-cell>
          <table:table-cell table:formula="of:=HEX2DEC(RIGHT([.I4];4))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етій клапан</text:p>
          </table:table-cell>
          <table:table-cell/>
          <table:table-cell office:value-type="string">
            <text:p>16#000F</text:p>
          </table:table-cell>
          <table:table-cell table:number-columns-repeated="4"/>
          <table:table-cell table:formula="of:=CONCATENATE([.A4];&quot; smallint default '0',&quot;)" office:value-type="string" office:string-value="h_3 smallint default '0',">
            <text:p>h_3 smallint default '0',</text:p>
          </table:table-cell>
        </table:table-row>
        <table:table-row table:style-name="ro1">
          <table:table-cell office:value-type="string">
            <text:p>L_1</text:p>
          </table:table-cell>
          <table:table-cell table:formula="of:=HEX2DEC(RIGHT([.I5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0</text:p>
          </table:table-cell>
          <table:table-cell table:number-columns-repeated="4"/>
          <table:table-cell table:formula="of:=CONCATENATE([.A5];&quot; smallint default '0',&quot;)" office:value-type="string" office:string-value="L_1 smallint default '0',">
            <text:p>L_1 smallint default '0',</text:p>
          </table:table-cell>
        </table:table-row>
        <table:table-row table:style-name="ro1">
          <table:table-cell office:value-type="string">
            <text:p>L_2</text:p>
          </table:table-cell>
          <table:table-cell table:formula="of:=HEX2DEC(RIGHT([.I6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2</text:p>
          </table:table-cell>
          <table:table-cell table:number-columns-repeated="4"/>
          <table:table-cell table:formula="of:=CONCATENATE([.A6];&quot; smallint default '0',&quot;)" office:value-type="string" office:string-value="L_2 smallint default '0',">
            <text:p>L_2 smallint default '0',</text:p>
          </table:table-cell>
        </table:table-row>
        <table:table-row table:style-name="ro1">
          <table:table-cell office:value-type="string">
            <text:p>L_3</text:p>
          </table:table-cell>
          <table:table-cell table:formula="of:=HEX2DEC(RIGHT([.I7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4</text:p>
          </table:table-cell>
          <table:table-cell table:number-columns-repeated="4"/>
          <table:table-cell table:formula="of:=CONCATENATE([.A7];&quot; smallint default '0',&quot;)" office:value-type="string" office:string-value="L_3 smallint default '0',">
            <text:p>L_3 smallint default '0',</text:p>
          </table:table-cell>
        </table:table-row>
        <table:table-row table:style-name="ro1">
          <table:table-cell office:value-type="string">
            <text:p>L_4</text:p>
          </table:table-cell>
          <table:table-cell table:formula="of:=HEX2DEC(RIGHT([.I8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6</text:p>
          </table:table-cell>
          <table:table-cell table:number-columns-repeated="4"/>
          <table:table-cell table:formula="of:=CONCATENATE([.A8];&quot; smallint default '0',&quot;)" office:value-type="string" office:string-value="L_4 smallint default '0',">
            <text:p>L_4 smallint default '0',</text:p>
          </table:table-cell>
        </table:table-row>
        <table:table-row table:style-name="ro1">
          <table:table-cell office:value-type="string">
            <text:p>L_5</text:p>
          </table:table-cell>
          <table:table-cell table:formula="of:=HEX2DEC(RIGHT([.I9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8</text:p>
          </table:table-cell>
          <table:table-cell table:number-columns-repeated="4"/>
          <table:table-cell table:formula="of:=CONCATENATE([.A9];&quot; smallint default '0',&quot;)" office:value-type="string" office:string-value="L_5 smallint default '0',">
            <text:p>L_5 smallint default '0',</text:p>
          </table:table-cell>
        </table:table-row>
        <table:table-row table:style-name="ro1">
          <table:table-cell office:value-type="string">
            <text:p>T_1</text:p>
          </table:table-cell>
          <table:table-cell table:formula="of:=HEX2DEC(RIGHT([.I10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A</text:p>
          </table:table-cell>
          <table:table-cell table:number-columns-repeated="4"/>
          <table:table-cell table:formula="of:=CONCATENATE([.A10];&quot; smallint default '0',&quot;)" office:value-type="string" office:string-value="T_1 smallint default '0',">
            <text:p>T_1 smallint default '0',</text:p>
          </table:table-cell>
        </table:table-row>
        <table:table-row table:style-name="ro1">
          <table:table-cell office:value-type="string">
            <text:p>T_2</text:p>
          </table:table-cell>
          <table:table-cell table:formula="of:=HEX2DEC(RIGHT([.I11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C</text:p>
          </table:table-cell>
          <table:table-cell table:number-columns-repeated="4"/>
          <table:table-cell table:formula="of:=CONCATENATE([.A11];&quot; smallint default '0',&quot;)" office:value-type="string" office:string-value="T_2 smallint default '0',">
            <text:p>T_2 smallint default '0',</text:p>
          </table:table-cell>
        </table:table-row>
        <table:table-row table:style-name="ro1">
          <table:table-cell office:value-type="string">
            <text:p>T_3</text:p>
          </table:table-cell>
          <table:table-cell table:formula="of:=HEX2DEC(RIGHT([.I12];4))"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E</text:p>
          </table:table-cell>
          <table:table-cell table:number-columns-repeated="4"/>
          <table:table-cell table:formula="of:=CONCATENATE([.A12];&quot; smallint default '0',&quot;)" office:value-type="string" office:string-value="T_3 smallint default '0',">
            <text:p>T_3 smallint default '0',</text:p>
          </table:table-cell>
        </table:table-row>
        <table:table-row table:style-name="ro1">
          <table:table-cell office:value-type="string">
            <text:p>T_4</text:p>
          </table:table-cell>
          <table:table-cell table:formula="of:=HEX2DEC(RIGHT([.I13];4))"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0</text:p>
          </table:table-cell>
          <table:table-cell table:number-columns-repeated="4"/>
          <table:table-cell table:formula="of:=CONCATENATE([.A13];&quot; smallint default '0',&quot;)" office:value-type="string" office:string-value="T_4 smallint default '0',">
            <text:p>T_4 smallint default '0',</text:p>
          </table:table-cell>
        </table:table-row>
        <table:table-row table:style-name="ro1">
          <table:table-cell office:value-type="string">
            <text:p>T_5</text:p>
          </table:table-cell>
          <table:table-cell table:formula="of:=HEX2DEC(RIGHT([.I14];4))"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2</text:p>
          </table:table-cell>
          <table:table-cell table:number-columns-repeated="4"/>
          <table:table-cell table:formula="of:=CONCATENATE([.A14];&quot; smallint default '0',&quot;)" office:value-type="string" office:string-value="T_5 smallint default '0',">
            <text:p>T_5 smallint default '0',</text:p>
          </table:table-cell>
        </table:table-row>
        <table:table-row table:style-name="ro1">
          <table:table-cell office:value-type="string">
            <text:p>T_6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4</text:p>
          </table:table-cell>
          <table:table-cell table:number-columns-repeated="4"/>
          <table:table-cell table:formula="of:=CONCATENATE([.A15];&quot; smallint default '0',&quot;)" office:value-type="string" office:string-value="T_6 smallint default '0',">
            <text:p>T_6 smallint default '0',</text:p>
          </table:table-cell>
        </table:table-row>
        <table:table-row table:style-name="ro1">
          <table:table-cell office:value-type="string">
            <text:p>Save</text:p>
          </table:table-cell>
          <table:table-cell table:formula="of:=HEX2DEC(RIGHT([.I16];4))" office:value-type="float" office:value="63">
            <text:p>6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6]" office:value-type="string" office:string-value="Save">
            <text:p>Save</text:p>
          </table:table-cell>
          <table:table-cell/>
          <table:table-cell office:value-type="string">
            <text:p>16#003F</text:p>
          </table:table-cell>
          <table:table-cell table:number-columns-repeated="4"/>
          <table:table-cell office:value-type="string">
            <text:p>primary key(d)) Engine=InnoDb;</text:p>
          </table:table-cell>
        </table:table-row>
        <table:table-row table:style-name="ro1">
          <table:table-cell office:value-type="string">
            <text:p>AM_1</text:p>
          </table:table-cell>
          <table:table-cell table:formula="of:=HEX2DEC(RIGHT([.I17];4))" office:value-type="float" office:value="64">
            <text:p>6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7]" office:value-type="string" office:string-value="AM_1">
            <text:p>AM_1</text:p>
          </table:table-cell>
          <table:table-cell/>
          <table:table-cell office:value-type="string">
            <text:p>16#0040</text:p>
          </table:table-cell>
          <table:table-cell table:number-columns-repeated="5"/>
        </table:table-row>
        <table:table-row table:style-name="ro1">
          <table:table-cell office:value-type="string">
            <text:p>AM_2</text:p>
          </table:table-cell>
          <table:table-cell table:formula="of:=HEX2DEC(RIGHT([.I18];4))" office:value-type="float" office:value="65">
            <text:p>6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8]" office:value-type="string" office:string-value="AM_2">
            <text:p>AM_2</text:p>
          </table:table-cell>
          <table:table-cell/>
          <table:table-cell office:value-type="string">
            <text:p>16#0041</text:p>
          </table:table-cell>
          <table:table-cell table:number-columns-repeated="5"/>
        </table:table-row>
        <table:table-row table:style-name="ro1">
          <table:table-cell office:value-type="string">
            <text:p>AM_3</text:p>
          </table:table-cell>
          <table:table-cell table:formula="of:=HEX2DEC(RIGHT([.I19];4))" office:value-type="float" office:value="66">
            <text:p>6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9]" office:value-type="string" office:string-value="AM_3">
            <text:p>AM_3</text:p>
          </table:table-cell>
          <table:table-cell/>
          <table:table-cell office:value-type="string">
            <text:p>16#0042</text:p>
          </table:table-cell>
          <table:table-cell table:number-columns-repeated="5"/>
        </table:table-row>
        <table:table-row table:style-name="ro1">
          <table:table-cell office:value-type="string">
            <text:p>AM_4</text:p>
          </table:table-cell>
          <table:table-cell table:formula="of:=HEX2DEC(RIGHT([.I20];4))" office:value-type="float" office:value="67">
            <text:p>6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0]" office:value-type="string" office:string-value="AM_4">
            <text:p>AM_4</text:p>
          </table:table-cell>
          <table:table-cell/>
          <table:table-cell office:value-type="string">
            <text:p>16#0043</text:p>
          </table:table-cell>
          <table:table-cell table:number-columns-repeated="5"/>
        </table:table-row>
        <table:table-row table:style-name="ro1">
          <table:table-cell office:value-type="string">
            <text:p>AM_5</text:p>
          </table:table-cell>
          <table:table-cell table:formula="of:=HEX2DEC(RIGHT([.I21];4))" office:value-type="float" office:value="68">
            <text:p>6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1]" office:value-type="string" office:string-value="AM_5">
            <text:p>AM_5</text:p>
          </table:table-cell>
          <table:table-cell/>
          <table:table-cell office:value-type="string">
            <text:p>16#0044</text:p>
          </table:table-cell>
          <table:table-cell table:number-columns-repeated="5"/>
        </table:table-row>
        <table:table-row table:style-name="ro1">
          <table:table-cell office:value-type="string">
            <text:p>AM_6</text:p>
          </table:table-cell>
          <table:table-cell table:formula="of:=HEX2DEC(RIGHT([.I22];4))" office:value-type="float" office:value="69">
            <text:p>6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2]" office:value-type="string" office:string-value="AM_6">
            <text:p>AM_6</text:p>
          </table:table-cell>
          <table:table-cell/>
          <table:table-cell office:value-type="string">
            <text:p>16#0045</text:p>
          </table:table-cell>
          <table:table-cell table:number-columns-repeated="5"/>
        </table:table-row>
        <table:table-row table:style-name="ro1">
          <table:table-cell office:value-type="string">
            <text:p>sp_T_1</text:p>
          </table:table-cell>
          <table:table-cell table:formula="of:=HEX2DEC(RIGHT([.I23];4))"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3]" office:value-type="string" office:string-value="sp_T_1">
            <text:p>sp_T_1</text:p>
          </table:table-cell>
          <table:table-cell/>
          <table:table-cell office:value-type="string">
            <text:p>16#006A</text:p>
          </table:table-cell>
          <table:table-cell table:number-columns-repeated="5"/>
        </table:table-row>
        <table:table-row table:style-name="ro1">
          <table:table-cell office:value-type="string">
            <text:p>sp_T_2</text:p>
          </table:table-cell>
          <table:table-cell table:formula="of:=HEX2DEC(RIGHT([.I24];4))"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4]" office:value-type="string" office:string-value="sp_T_2">
            <text:p>sp_T_2</text:p>
          </table:table-cell>
          <table:table-cell/>
          <table:table-cell office:value-type="string">
            <text:p>16#006C</text:p>
          </table:table-cell>
          <table:table-cell table:number-columns-repeated="5"/>
        </table:table-row>
        <table:table-row table:style-name="ro1">
          <table:table-cell office:value-type="string">
            <text:p>sp_T_3</text:p>
          </table:table-cell>
          <table:table-cell table:formula="of:=HEX2DEC(RIGHT([.I25];4))"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5]" office:value-type="string" office:string-value="sp_T_3">
            <text:p>sp_T_3</text:p>
          </table:table-cell>
          <table:table-cell/>
          <table:table-cell office:value-type="string">
            <text:p>16#006E</text:p>
          </table:table-cell>
          <table:table-cell table:number-columns-repeated="5"/>
        </table:table-row>
        <table:table-row table:style-name="ro1">
          <table:table-cell office:value-type="string">
            <text:p>sp_T_4</text:p>
          </table:table-cell>
          <table:table-cell table:formula="of:=HEX2DEC(RIGHT([.I26];4))"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6]" office:value-type="string" office:string-value="sp_T_4">
            <text:p>sp_T_4</text:p>
          </table:table-cell>
          <table:table-cell/>
          <table:table-cell office:value-type="string">
            <text:p>16#0070</text:p>
          </table:table-cell>
          <table:table-cell table:number-columns-repeated="5"/>
        </table:table-row>
        <table:table-row table:style-name="ro1">
          <table:table-cell office:value-type="string">
            <text:p>sp_T_5</text:p>
          </table:table-cell>
          <table:table-cell table:formula="of:=HEX2DEC(RIGHT([.I27];4))"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7]" office:value-type="string" office:string-value="sp_T_5">
            <text:p>sp_T_5</text:p>
          </table:table-cell>
          <table:table-cell/>
          <table:table-cell office:value-type="string">
            <text:p>16#0072</text:p>
          </table:table-cell>
          <table:table-cell table:number-columns-repeated="5"/>
        </table:table-row>
        <table:table-row table:style-name="ro1">
          <table:table-cell office:value-type="string">
            <text:p>sp_T_6</text:p>
          </table:table-cell>
          <table:table-cell table:formula="of:=HEX2DEC(RIGHT([.I28];4))"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8]" office:value-type="string" office:string-value="sp_T_6">
            <text:p>sp_T_6</text:p>
          </table:table-cell>
          <table:table-cell/>
          <table:table-cell office:value-type="string">
            <text:p>16#0074</text:p>
          </table:table-cell>
          <table:table-cell table:number-columns-repeated="5"/>
        </table:table-row>
        <table:table-row table:style-name="ro1">
          <table:table-cell office:value-type="string">
            <text:p>sp_L_1</text:p>
          </table:table-cell>
          <table:table-cell table:formula="of:=HEX2DEC(RIGHT([.I29];4))" office:value-type="float" office:value="118">
            <text:p>11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9]" office:value-type="string" office:string-value="sp_L_1">
            <text:p>sp_L_1</text:p>
          </table:table-cell>
          <table:table-cell/>
          <table:table-cell office:value-type="string">
            <text:p>16#0076</text:p>
          </table:table-cell>
          <table:table-cell table:number-columns-repeated="5"/>
        </table:table-row>
        <table:table-row table:style-name="ro1">
          <table:table-cell office:value-type="string">
            <text:p>sp_L_2</text:p>
          </table:table-cell>
          <table:table-cell table:formula="of:=HEX2DEC(RIGHT([.I30];4))" office:value-type="float" office:value="120">
            <text:p>12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0]" office:value-type="string" office:string-value="sp_L_2">
            <text:p>sp_L_2</text:p>
          </table:table-cell>
          <table:table-cell/>
          <table:table-cell office:value-type="string">
            <text:p>16#0078</text:p>
          </table:table-cell>
          <table:table-cell table:number-columns-repeated="5"/>
        </table:table-row>
        <table:table-row table:style-name="ro1">
          <table:table-cell office:value-type="string">
            <text:p>sp_L_3</text:p>
          </table:table-cell>
          <table:table-cell table:formula="of:=HEX2DEC(RIGHT([.I31];4))" office:value-type="float" office:value="122">
            <text:p>12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1]" office:value-type="string" office:string-value="sp_L_3">
            <text:p>sp_L_3</text:p>
          </table:table-cell>
          <table:table-cell/>
          <table:table-cell office:value-type="string">
            <text:p>16#007A</text:p>
          </table:table-cell>
          <table:table-cell table:number-columns-repeated="5"/>
        </table:table-row>
        <table:table-row table:style-name="ro1">
          <table:table-cell office:value-type="string">
            <text:p>sp_L_4</text:p>
          </table:table-cell>
          <table:table-cell table:formula="of:=HEX2DEC(RIGHT([.I32];4))" office:value-type="float" office:value="124">
            <text:p>12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2]" office:value-type="string" office:string-value="sp_L_4">
            <text:p>sp_L_4</text:p>
          </table:table-cell>
          <table:table-cell/>
          <table:table-cell office:value-type="string">
            <text:p>16#007C</text:p>
          </table:table-cell>
          <table:table-cell table:number-columns-repeated="5"/>
        </table:table-row>
        <table:table-row table:style-name="ro1">
          <table:table-cell office:value-type="string">
            <text:p>sp_L_5</text:p>
          </table:table-cell>
          <table:table-cell table:formula="of:=HEX2DEC(RIGHT([.I33];4))" office:value-type="float" office:value="126">
            <text:p>12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3]" office:value-type="string" office:string-value="sp_L_5">
            <text:p>sp_L_5</text:p>
          </table:table-cell>
          <table:table-cell/>
          <table:table-cell office:value-type="string">
            <text:p>16#007E</text:p>
          </table:table-cell>
          <table:table-cell table:number-columns-repeated="5"/>
        </table:table-row>
        <table:table-row table:style-name="ro1">
          <table:table-cell office:value-type="string">
            <text:p>sp_L_6</text:p>
          </table:table-cell>
          <table:table-cell table:formula="of:=HEX2DEC(RIGHT([.I34];4))" office:value-type="float" office:value="128">
            <text:p>12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4]" office:value-type="string" office:string-value="sp_L_6">
            <text:p>sp_L_6</text:p>
          </table:table-cell>
          <table:table-cell/>
          <table:table-cell office:value-type="string">
            <text:p>16#0080</text:p>
          </table:table-cell>
          <table:table-cell table:number-columns-repeated="5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3"/>
          <table:table-cell table:style-name="ce3" office:value-type="string">
            <text:p>°C</text:p>
          </table:table-cell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>
            <text:p>Val_sp_1</text:p>
          </table:table-cell>
          <table:table-cell table:formula="of:=HEX2DEC(RIGHT([.I55];4))"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6</text:p>
          </table:table-cell>
          <table:table-cell table:number-columns-repeated="5"/>
        </table:table-row>
        <table:table-row table:style-name="ro1">
          <table:table-cell office:value-type="string">
            <text:p>Val_sp_2</text:p>
          </table:table-cell>
          <table:table-cell table:formula="of:=HEX2DEC(RIGHT([.I56];4))"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8</text:p>
          </table:table-cell>
          <table:table-cell table:number-columns-repeated="5"/>
        </table:table-row>
        <table:table-row table:style-name="ro1">
          <table:table-cell office:value-type="string">
            <text:p>Val_sp_3</text:p>
          </table:table-cell>
          <table:table-cell table:formula="of:=HEX2DEC(RIGHT([.I57];4))"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A</text:p>
          </table:table-cell>
          <table:table-cell table:number-columns-repeated="5"/>
        </table:table-row>
        <table:table-row table:style-name="ro1">
          <table:table-cell office:value-type="string">
            <text:p>Val_sp_4</text:p>
          </table:table-cell>
          <table:table-cell table:formula="of:=HEX2DEC(RIGHT([.I58];4))"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C</text:p>
          </table:table-cell>
          <table:table-cell table:number-columns-repeated="5"/>
        </table:table-row>
        <table:table-row table:style-name="ro1">
          <table:table-cell office:value-type="string">
            <text:p>Val_sp_5</text:p>
          </table:table-cell>
          <table:table-cell table:formula="of:=HEX2DEC(RIGHT([.I59];4))"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E</text:p>
          </table:table-cell>
          <table:table-cell table:number-columns-repeated="5"/>
        </table:table-row>
        <table:table-row table:style-name="ro1">
          <table:table-cell office:value-type="string">
            <text:p>Val_sp_6</text:p>
          </table:table-cell>
          <table:table-cell table:formula="of:=HEX2DEC(RIGHT([.I60];4))"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0</text:p>
          </table:table-cell>
          <table:table-cell table:number-columns-repeated="5"/>
        </table:table-row>
        <table:table-row table:style-name="ro1">
          <table:table-cell office:value-type="string">
            <text:p>X0_T_1</text:p>
          </table:table-cell>
          <table:table-cell table:formula="of:=HEX2DEC(RIGHT([.I61];4))"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2</text:p>
          </table:table-cell>
          <table:table-cell table:number-columns-repeated="5"/>
        </table:table-row>
        <table:table-row table:style-name="ro1">
          <table:table-cell office:value-type="string">
            <text:p>X0_T_2</text:p>
          </table:table-cell>
          <table:table-cell table:formula="of:=HEX2DEC(RIGHT([.I62];4))"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4</text:p>
          </table:table-cell>
          <table:table-cell table:number-columns-repeated="5"/>
        </table:table-row>
        <table:table-row table:style-name="ro1">
          <table:table-cell office:value-type="string">
            <text:p>X0_T_3</text:p>
          </table:table-cell>
          <table:table-cell table:formula="of:=HEX2DEC(RIGHT([.I63];4))"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6</text:p>
          </table:table-cell>
          <table:table-cell table:number-columns-repeated="5"/>
        </table:table-row>
        <table:table-row table:style-name="ro1">
          <table:table-cell office:value-type="string">
            <text:p>X0_T_4</text:p>
          </table:table-cell>
          <table:table-cell table:formula="of:=HEX2DEC(RIGHT([.I64];4))"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8</text:p>
          </table:table-cell>
          <table:table-cell table:number-columns-repeated="5"/>
        </table:table-row>
        <table:table-row table:style-name="ro1">
          <table:table-cell office:value-type="string">
            <text:p>X0_T_5</text:p>
          </table:table-cell>
          <table:table-cell table:formula="of:=HEX2DEC(RIGHT([.I65];4))"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A</text:p>
          </table:table-cell>
          <table:table-cell table:number-columns-repeated="5"/>
        </table:table-row>
        <table:table-row table:style-name="ro1">
          <table:table-cell office:value-type="string">
            <text:p>X0_T_6</text:p>
          </table:table-cell>
          <table:table-cell table:formula="of:=HEX2DEC(RIGHT([.I66];4))"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C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kp_T_1</text:p>
          </table:table-cell>
          <table:table-cell table:formula="of:=HEX2DEC(RIGHT([.I71];4))"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6</text:p>
          </table:table-cell>
          <table:table-cell table:number-columns-repeated="5"/>
        </table:table-row>
        <table:table-row table:style-name="ro1">
          <table:table-cell office:value-type="string">
            <text:p>kp_T_2</text:p>
          </table:table-cell>
          <table:table-cell table:formula="of:=HEX2DEC(RIGHT([.I72];4))"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8</text:p>
          </table:table-cell>
          <table:table-cell table:number-columns-repeated="5"/>
        </table:table-row>
        <table:table-row table:style-name="ro1">
          <table:table-cell office:value-type="string">
            <text:p>kp_T_3</text:p>
          </table:table-cell>
          <table:table-cell table:formula="of:=HEX2DEC(RIGHT([.I73];4))"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A</text:p>
          </table:table-cell>
          <table:table-cell table:number-columns-repeated="5"/>
        </table:table-row>
        <table:table-row table:style-name="ro1">
          <table:table-cell office:value-type="string">
            <text:p>kp_T_4</text:p>
          </table:table-cell>
          <table:table-cell table:formula="of:=HEX2DEC(RIGHT([.I74];4))"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C</text:p>
          </table:table-cell>
          <table:table-cell table:number-columns-repeated="5"/>
        </table:table-row>
        <table:table-row table:style-name="ro1">
          <table:table-cell office:value-type="string">
            <text:p>kp_T_5</text:p>
          </table:table-cell>
          <table:table-cell table:formula="of:=HEX2DEC(RIGHT([.I75];4))"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E</text:p>
          </table:table-cell>
          <table:table-cell table:number-columns-repeated="5"/>
        </table:table-row>
        <table:table-row table:style-name="ro1">
          <table:table-cell office:value-type="string">
            <text:p>kp_T_6</text:p>
          </table:table-cell>
          <table:table-cell table:formula="of:=HEX2DEC(RIGHT([.I76];4))"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0</text:p>
          </table:table-cell>
          <table:table-cell table:number-columns-repeated="5"/>
        </table:table-row>
        <table:table-row table:style-name="ro1">
          <table:table-cell office:value-type="string">
            <text:p>ti_T_1</text:p>
          </table:table-cell>
          <table:table-cell table:formula="of:=HEX2DEC(RIGHT([.I77];4))"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2</text:p>
          </table:table-cell>
          <table:table-cell table:number-columns-repeated="5"/>
        </table:table-row>
        <table:table-row table:style-name="ro1">
          <table:table-cell office:value-type="string">
            <text:p>ti_T_2</text:p>
          </table:table-cell>
          <table:table-cell table:formula="of:=HEX2DEC(RIGHT([.I78];4))"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4</text:p>
          </table:table-cell>
          <table:table-cell table:number-columns-repeated="5"/>
        </table:table-row>
        <table:table-row table:style-name="ro1">
          <table:table-cell office:value-type="string">
            <text:p>ti_T_3</text:p>
          </table:table-cell>
          <table:table-cell table:formula="of:=HEX2DEC(RIGHT([.I79];4))"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6</text:p>
          </table:table-cell>
          <table:table-cell table:number-columns-repeated="5"/>
        </table:table-row>
        <table:table-row table:style-name="ro1">
          <table:table-cell office:value-type="string">
            <text:p>ti_T_4</text:p>
          </table:table-cell>
          <table:table-cell table:formula="of:=HEX2DEC(RIGHT([.I80];4))"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8</text:p>
          </table:table-cell>
          <table:table-cell table:number-columns-repeated="5"/>
        </table:table-row>
        <table:table-row table:style-name="ro1">
          <table:table-cell office:value-type="string">
            <text:p>ti_T_5</text:p>
          </table:table-cell>
          <table:table-cell table:formula="of:=HEX2DEC(RIGHT([.I81];4))"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A</text:p>
          </table:table-cell>
          <table:table-cell table:number-columns-repeated="5"/>
        </table:table-row>
        <table:table-row table:style-name="ro1">
          <table:table-cell office:value-type="string">
            <text:p>ti_T_6</text:p>
          </table:table-cell>
          <table:table-cell table:formula="of:=HEX2DEC(RIGHT([.I82];4))"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C</text:p>
          </table:table-cell>
          <table:table-cell table:number-columns-repeated="5"/>
        </table:table-row>
        <table:table-row table:style-name="ro1">
          <table:table-cell office:value-type="string">
            <text:p>td_T_1</text:p>
          </table:table-cell>
          <table:table-cell table:formula="of:=HEX2DEC(RIGHT([.I83];4))"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E</text:p>
          </table:table-cell>
          <table:table-cell table:number-columns-repeated="5"/>
        </table:table-row>
        <table:table-row table:style-name="ro1">
          <table:table-cell office:value-type="string">
            <text:p>td_T_2</text:p>
          </table:table-cell>
          <table:table-cell table:formula="of:=HEX2DEC(RIGHT([.I84];4))"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0</text:p>
          </table:table-cell>
          <table:table-cell table:number-columns-repeated="5"/>
        </table:table-row>
        <table:table-row table:style-name="ro1">
          <table:table-cell office:value-type="string">
            <text:p>td_T_3</text:p>
          </table:table-cell>
          <table:table-cell table:formula="of:=HEX2DEC(RIGHT([.I85];4))"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2</text:p>
          </table:table-cell>
          <table:table-cell table:number-columns-repeated="5"/>
        </table:table-row>
        <table:table-row table:style-name="ro1">
          <table:table-cell office:value-type="string">
            <text:p>td_T_4</text:p>
          </table:table-cell>
          <table:table-cell table:formula="of:=HEX2DEC(RIGHT([.I86];4))"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4</text:p>
          </table:table-cell>
          <table:table-cell table:number-columns-repeated="5"/>
        </table:table-row>
        <table:table-row table:style-name="ro1">
          <table:table-cell office:value-type="string">
            <text:p>td_T_5</text:p>
          </table:table-cell>
          <table:table-cell table:formula="of:=HEX2DEC(RIGHT([.I87];4))"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6</text:p>
          </table:table-cell>
          <table:table-cell table:number-columns-repeated="5"/>
        </table:table-row>
        <table:table-row table:style-name="ro1">
          <table:table-cell office:value-type="string">
            <text:p>td_T_6</text:p>
          </table:table-cell>
          <table:table-cell table:formula="of:=HEX2DEC(RIGHT([.I88];4))"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8</text:p>
          </table:table-cell>
          <table:table-cell table:number-columns-repeated="5"/>
        </table:table-row>
        <table:table-row table:style-name="ro1" table:number-rows-repeated="85">
          <table:table-cell table:number-columns-repeated="1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9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2:27:5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0T16:43:45</meta:creation-date>
    <dc:date>2011-06-22T12:27:56</dc:date>
    <meta:editing-duration>P4DT3H2M40S</meta:editing-duration>
    <meta:editing-cycles>6</meta:editing-cycles>
    <meta:generator>LibreOffice/3.3$Linux LibreOffice_project/330m19$Build-202</meta:generator>
    <meta:print-date>2010-07-20T17:01:24</meta:print-date>
    <meta:document-statistic meta:table-count="3" meta:cell-count="1366" meta:object-count="0"/>
  </office:meta>
</office:document-meta>
</file>